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oto Serif" svg:font-family="Noto Serif" style:font-family-generic="roman" style:font-pitch="variable"/>
    <style:font-face style:name="Calibri Light" svg:font-family="Calibri Light" style:font-family-generic="swiss" style:font-pitch="variable" svg:panose-1="2 15 3 2 2 2 4 3 2 4"/>
  </office:font-face-decls>
  <office:automatic-styles>
    <style:style style:name="P1" style:parent-style-name="Įprastasis" style:master-page-name="MP0" style:family="paragraph">
      <style:paragraph-properties fo:break-before="page" fo:text-align="center"/>
      <style:text-properties fo:font-size="20pt" style:font-size-asian="20pt" style:font-size-complex="20pt" fo:language="en" fo:country="US"/>
    </style:style>
    <style:style style:name="P2" style:parent-style-name="Įprastasis" style:family="paragraph">
      <style:paragraph-properties fo:text-align="center"/>
      <style:text-properties fo:font-size="20pt" style:font-size-asian="20pt" style:font-size-complex="20pt" fo:language="en" fo:country="US"/>
    </style:style>
    <style:style style:name="P3" style:parent-style-name="Įprastasis" style:family="paragraph">
      <style:text-properties fo:language="en" fo:country="US"/>
    </style:style>
    <style:style style:name="T4" style:parent-style-name="Standardskrifttypeiafsnit" style:family="text">
      <style:text-properties fo:font-weight="bold" style:font-weight-asian="bold" fo:font-size="16pt" style:font-size-asian="16pt" style:font-size-complex="16pt" fo:language="en" fo:country="US"/>
    </style:style>
    <style:style style:name="T5" style:parent-style-name="Standardskrifttypeiafsnit" style:family="text">
      <style:text-properties fo:font-style="italic" style:font-style-asian="italic" fo:font-size="16pt" style:font-size-asian="16pt" style:font-size-complex="16pt" fo:language="en" fo:country="US"/>
    </style:style>
    <style:style style:name="T6" style:parent-style-name="Numatytasispastraiposšriftas" style:family="text">
      <style:text-properties fo:font-weight="bold" style:font-weight-asian="bold" fo:font-size="14pt" style:font-size-asian="14pt" style:font-size-complex="14pt" fo:language="en" fo:country="US"/>
    </style:style>
    <style:style style:name="T7" style:parent-style-name="Numatytasispastraiposšriftas" style:family="text">
      <style:text-properties fo:font-weight="bold" style:font-weight-asian="bold" fo:language="en" fo:country="US"/>
    </style:style>
    <style:style style:name="T8" style:parent-style-name="Numatytasispastraiposšriftas" style:family="text">
      <style:text-properties fo:language="en" fo:country="US"/>
    </style:style>
    <style:style style:name="T9" style:parent-style-name="Numatytasispastraiposšriftas" style:family="text">
      <style:text-properties fo:font-weight="bold" style:font-weight-asian="bold" fo:language="en" fo:country="US"/>
    </style:style>
    <style:style style:name="T10" style:parent-style-name="Numatytasispastraiposšriftas" style:family="text">
      <style:text-properties style:font-name="Noto Serif" fo:color="#000000"/>
    </style:style>
    <style:style style:name="T11" style:parent-style-name="Numatytasispastraiposšriftas" style:family="text">
      <style:text-properties style:font-name-complex="Calibri" fo:font-weight="bold" style:font-weight-asian="bold" fo:color="#000000" fo:font-size="14pt" style:font-size-asian="14pt"/>
    </style:style>
    <style:style style:name="T12" style:parent-style-name="Numatytasispastraiposšriftas" style:family="text">
      <style:text-properties style:font-name="Noto Serif" fo:color="#000000"/>
    </style:style>
    <style:style style:name="T13" style:parent-style-name="Numatytasispastraiposšriftas" style:family="text">
      <style:text-properties fo:font-weight="bold" style:font-weight-asian="bold" fo:font-size="14pt" style:font-size-asian="14pt" style:font-size-complex="14pt" fo:language="en" fo:country="US"/>
    </style:style>
    <style:style style:name="T14" style:parent-style-name="Numatytasispastraiposšriftas" style:family="text">
      <style:text-properties fo:language="en" fo:country="US"/>
    </style:style>
    <style:style style:name="T15" style:parent-style-name="Numatytasispastraiposšriftas" style:family="text">
      <style:text-properties style:font-name="Noto Serif" fo:color="#000000"/>
    </style:style>
    <style:style style:name="T16" style:parent-style-name="Standardskrifttypeiafsnit" style:family="text">
      <style:text-properties fo:font-weight="bold" style:font-weight-asian="bold" fo:font-size="14pt" style:font-size-asian="14pt" style:font-size-complex="14pt" fo:language="en" fo:country="US"/>
    </style:style>
    <style:style style:name="T17" style:parent-style-name="Standardskrifttypeiafsnit" style:family="text">
      <style:text-properties fo:font-weight="bold" style:font-weight-asian="bold" fo:language="en" fo:country="US"/>
    </style:style>
    <style:style style:name="T18" style:parent-style-name="Standardskrifttypeiafsnit" style:family="text">
      <style:text-properties fo:font-weight="bold" style:font-weight-asian="bold" fo:language="en" fo:country="US"/>
    </style:style>
    <style:style style:name="T19" style:parent-style-name="Standardskrifttypeiafsnit" style:family="text">
      <style:text-properties fo:language="en" fo:country="US"/>
    </style:style>
    <style:style style:name="T20" style:parent-style-name="Numatytasispastraiposšriftas" style:family="text">
      <style:text-properties fo:font-weight="bold" style:font-weight-asian="bold" fo:font-size="14pt" style:font-size-asian="14pt" style:font-size-complex="14pt" fo:language="en" fo:country="US"/>
    </style:style>
    <style:style style:name="T21" style:parent-style-name="Numatytasispastraiposšriftas" style:family="text">
      <style:text-properties fo:font-weight="bold" style:font-weight-asian="bold" fo:language="en" fo:country="US"/>
    </style:style>
    <style:style style:name="T22" style:parent-style-name="Numatytasispastraiposšriftas" style:family="text">
      <style:text-properties fo:language="en" fo:country="US"/>
    </style:style>
    <style:style style:name="T23" style:parent-style-name="Numatytasispastraiposšriftas" style:family="text">
      <style:text-properties fo:font-weight="bold" style:font-weight-asian="bold" fo:language="en" fo:country="US"/>
    </style:style>
    <style:style style:name="T24" style:parent-style-name="Numatytasispastraiposšriftas" style:family="text">
      <style:text-properties style:font-name="Noto Serif" fo:color="#000000"/>
    </style:style>
    <style:style style:name="T25" style:parent-style-name="Standardskrifttypeiafsnit" style:family="text">
      <style:text-properties fo:font-weight="bold" style:font-weight-asian="bold" fo:font-size="14pt" style:font-size-asian="14pt" style:font-size-complex="14pt" fo:language="en" fo:country="US"/>
    </style:style>
    <style:style style:name="T26" style:parent-style-name="Standardskrifttypeiafsnit" style:family="text">
      <style:text-properties fo:font-weight="bold" style:font-weight-asian="bold" fo:language="en" fo:country="US"/>
    </style:style>
    <style:style style:name="T27" style:parent-style-name="Standardskrifttypeiafsnit" style:family="text">
      <style:text-properties fo:language="en" fo:country="US"/>
    </style:style>
    <style:style style:name="T28" style:parent-style-name="Standardskrifttypeiafsnit" style:family="text">
      <style:text-properties fo:font-weight="bold" style:font-weight-asian="bold" fo:font-size="14pt" style:font-size-asian="14pt" style:font-size-complex="14pt" fo:language="en" fo:country="US"/>
    </style:style>
    <style:style style:name="T29" style:parent-style-name="Standardskrifttypeiafsnit" style:family="text">
      <style:text-properties fo:language="en" fo:country="US"/>
    </style:style>
    <style:style style:name="T30" style:parent-style-name="Standardskrifttypeiafsnit" style:family="text">
      <style:text-properties fo:language="en" fo:country="US"/>
    </style:style>
    <style:style style:name="T31" style:parent-style-name="Standardskrifttypeiafsnit" style:family="text">
      <style:text-properties fo:font-weight="bold" style:font-weight-asian="bold" fo:font-size="14pt" style:font-size-asian="14pt" style:font-size-complex="14pt" fo:language="en" fo:country="US"/>
    </style:style>
    <style:style style:name="T32" style:parent-style-name="Standardskrifttypeiafsnit" style:family="text">
      <style:text-properties fo:font-weight="bold" style:font-weight-asian="bold" fo:language="en" fo:country="US"/>
    </style:style>
    <style:style style:name="T33" style:parent-style-name="Standardskrifttypeiafsnit" style:family="text">
      <style:text-properties fo:language="en" fo:country="US"/>
    </style:style>
    <style:style style:name="T34" style:parent-style-name="Standardskrifttypeiafsnit" style:family="text">
      <style:text-properties fo:font-weight="bold" style:font-weight-asian="bold" fo:font-size="14pt" style:font-size-asian="14pt" style:font-size-complex="14pt" fo:language="en" fo:country="US"/>
    </style:style>
    <style:style style:name="T35" style:parent-style-name="Standardskrifttypeiafsnit" style:family="text">
      <style:text-properties fo:font-weight="bold" style:font-weight-asian="bold" fo:language="en" fo:country="US"/>
    </style:style>
    <style:style style:name="T36" style:parent-style-name="Standardskrifttypeiafsnit" style:family="text">
      <style:text-properties fo:language="en" fo:country="US"/>
    </style:style>
    <style:style style:name="T37" style:parent-style-name="Standardskrifttypeiafsnit" style:family="text">
      <style:text-properties fo:language="en" fo:country="US"/>
    </style:style>
    <style:style style:name="T38" style:parent-style-name="Standardskrifttypeiafsnit" style:family="text">
      <style:text-properties fo:font-weight="bold" style:font-weight-asian="bold" fo:font-size="14pt" style:font-size-asian="14pt" style:font-size-complex="14pt" fo:language="en" fo:country="US"/>
    </style:style>
    <style:style style:name="T39" style:parent-style-name="Standardskrifttypeiafsnit" style:family="text">
      <style:text-properties fo:font-weight="bold" style:font-weight-asian="bold" fo:language="en" fo:country="US"/>
    </style:style>
    <style:style style:name="T40" style:parent-style-name="Standardskrifttypeiafsnit" style:family="text">
      <style:text-properties fo:language="en" fo:country="US"/>
    </style:style>
    <style:style style:name="T41" style:parent-style-name="Numatytasispastraiposšriftas" style:family="text">
      <style:text-properties fo:font-weight="bold" style:font-weight-asian="bold" fo:font-size="14pt" style:font-size-asian="14pt" style:font-size-complex="14pt" fo:language="en" fo:country="US"/>
    </style:style>
    <style:style style:name="T42" style:parent-style-name="Numatytasispastraiposšriftas" style:family="text">
      <style:text-properties fo:font-weight="bold" style:font-weight-asian="bold" fo:font-size="14pt" style:font-size-asian="14pt" style:font-size-complex="14pt" fo:language="en" fo:country="US"/>
    </style:style>
    <style:style style:name="T43" style:parent-style-name="Numatytasispastraiposšriftas" style:family="text">
      <style:text-properties fo:font-weight="bold" style:font-weight-asian="bold" fo:language="en" fo:country="US"/>
    </style:style>
    <style:style style:name="T44" style:parent-style-name="Numatytasispastraiposšriftas" style:family="text">
      <style:text-properties fo:language="en" fo:country="US"/>
    </style:style>
    <style:style style:name="T45" style:parent-style-name="Numatytasispastraiposšriftas" style:family="text">
      <style:text-properties fo:font-weight="bold" style:font-weight-asian="bold" fo:font-size="14pt" style:font-size-asian="14pt" style:font-size-complex="14pt" fo:language="en" fo:country="US"/>
    </style:style>
    <style:style style:name="T46" style:parent-style-name="Numatytasispastraiposšriftas" style:family="text">
      <style:text-properties fo:font-weight="bold" style:font-weight-asian="bold" fo:language="en" fo:country="US"/>
    </style:style>
    <style:style style:name="T47" style:parent-style-name="Numatytasispastraiposšriftas" style:family="text">
      <style:text-properties fo:language="en" fo:country="US"/>
    </style:style>
    <style:style style:name="T48" style:parent-style-name="Numatytasispastraiposšriftas" style:family="text">
      <style:text-properties style:font-name="Noto Serif" fo:color="#000000"/>
    </style:style>
    <style:style style:name="P49" style:parent-style-name="Įprastasis" style:family="paragraph">
      <style:text-properties fo:language="en" fo:country="US"/>
    </style:style>
    <style:style style:name="P50" style:parent-style-name="Įprastasis" style:family="paragraph">
      <style:text-properties fo:language="en" fo:country="US"/>
    </style:style>
    <style:style style:name="P51" style:parent-style-name="Įprastasis" style:family="paragraph">
      <style:text-properties fo:font-weight="bold" style:font-weight-asian="bold" fo:font-size="16pt" style:font-size-asian="16pt" style:font-size-complex="16pt" fo:language="en" fo:country="US"/>
    </style:style>
    <style:style style:name="P52" style:parent-style-name="Įprastasis" style:family="paragraph">
      <style:text-properties fo:font-weight="bold" style:font-weight-asian="bold" fo:font-size="16pt" style:font-size-asian="16pt" style:font-size-complex="16pt" fo:language="en" fo:country="US"/>
    </style:style>
    <style:style style:name="P53" style:parent-style-name="Įprastasis" style:family="paragraph">
      <style:text-properties fo:font-weight="bold" style:font-weight-asian="bold" fo:font-size="16pt" style:font-size-asian="16pt" style:font-size-complex="16pt" fo:language="en" fo:country="US"/>
    </style:style>
    <style:style style:name="P54" style:parent-style-name="Įprastasis" style:family="paragraph">
      <style:text-properties fo:font-weight="bold" style:font-weight-asian="bold" fo:font-size="16pt" style:font-size-asian="16pt" style:font-size-complex="16pt" fo:language="en" fo:country="US"/>
    </style:style>
    <style:style style:name="P55" style:parent-style-name="Įprastasis" style:family="paragraph">
      <style:text-properties fo:font-weight="bold" style:font-weight-asian="bold" fo:font-size="16pt" style:font-size-asian="16pt" style:font-size-complex="16pt" fo:language="en" fo:country="US"/>
    </style:style>
    <style:style style:name="T56" style:parent-style-name="Numatytasispastraiposšriftas" style:family="text">
      <style:text-properties fo:font-weight="bold" style:font-weight-asian="bold" fo:font-size="16pt" style:font-size-asian="16pt" style:font-size-complex="16pt" fo:language="en" fo:country="US"/>
    </style:style>
    <style:style style:name="T57" style:parent-style-name="Numatytasispastraiposšriftas" style:family="text">
      <style:text-properties fo:font-style="italic" style:font-style-asian="italic" fo:font-size="16pt" style:font-size-asian="16pt" style:font-size-complex="16pt" fo:language="en" fo:country="US"/>
    </style:style>
    <style:style style:name="T58" style:parent-style-name="Numatytasispastraiposšriftas" style:family="text">
      <style:text-properties fo:font-weight="bold" style:font-weight-asian="bold" fo:font-size="14pt" style:font-size-asian="14pt" style:font-size-complex="14pt" fo:language="en" fo:country="US"/>
    </style:style>
    <style:style style:name="T59" style:parent-style-name="Numatytasispastraiposšriftas" style:family="text">
      <style:text-properties fo:font-weight="bold" style:font-weight-asian="bold" fo:language="en" fo:country="US"/>
    </style:style>
    <style:style style:name="T60" style:parent-style-name="Numatytasispastraiposšriftas" style:family="text">
      <style:text-properties fo:font-weight="bold" style:font-weight-asian="bold" fo:font-size="16pt" style:font-size-asian="16pt" style:font-size-complex="16pt" fo:language="en" fo:country="US"/>
    </style:style>
    <style:style style:name="T61" style:parent-style-name="Numatytasispastraiposšriftas" style:family="text">
      <style:text-properties fo:language="en" fo:country="US"/>
    </style:style>
    <style:style style:name="T62" style:parent-style-name="Numatytasispastraiposšriftas" style:family="text">
      <style:text-properties fo:font-weight="bold" style:font-weight-asian="bold" fo:language="en" fo:country="US"/>
    </style:style>
    <style:style style:name="T63" style:parent-style-name="Numatytasispastraiposšriftas" style:family="text">
      <style:text-properties style:font-name="Noto Serif" fo:color="#000000"/>
    </style:style>
    <style:style style:name="T64" style:parent-style-name="Numatytasispastraiposšriftas" style:family="text">
      <style:text-properties fo:font-weight="bold" style:font-weight-asian="bold" fo:language="en" fo:country="US"/>
    </style:style>
    <style:style style:name="T65" style:parent-style-name="Numatytasispastraiposšriftas" style:family="text">
      <style:text-properties style:font-name-complex="Calibri" fo:font-weight="bold" style:font-weight-asian="bold" fo:color="#000000" fo:font-size="14pt" style:font-size-asian="14pt"/>
    </style:style>
    <style:style style:name="T66" style:parent-style-name="Numatytasispastraiposšriftas" style:family="text">
      <style:text-properties style:font-name="Noto Serif" fo:color="#000000"/>
    </style:style>
    <style:style style:name="T67" style:parent-style-name="Numatytasispastraiposšriftas" style:family="text">
      <style:text-properties fo:font-weight="bold" style:font-weight-asian="bold" fo:font-size="14pt" style:font-size-asian="14pt" style:font-size-complex="14pt" fo:language="en" fo:country="US"/>
    </style:style>
    <style:style style:name="T68" style:parent-style-name="Numatytasispastraiposšriftas" style:family="text">
      <style:text-properties fo:font-weight="bold" style:font-weight-asian="bold" fo:language="en" fo:country="US"/>
    </style:style>
    <style:style style:name="T69" style:parent-style-name="Numatytasispastraiposšriftas" style:family="text">
      <style:text-properties fo:font-weight="bold" style:font-weight-asian="bold" fo:font-size="16pt" style:font-size-asian="16pt" style:font-size-complex="16pt" fo:language="en" fo:country="US"/>
    </style:style>
    <style:style style:name="T70" style:parent-style-name="Numatytasispastraiposšriftas" style:family="text">
      <style:text-properties fo:language="en" fo:country="US"/>
    </style:style>
    <style:style style:name="T71" style:parent-style-name="Numatytasispastraiposšriftas" style:family="text">
      <style:text-properties style:font-name="Noto Serif" fo:color="#000000"/>
    </style:style>
    <style:style style:name="T72" style:parent-style-name="Standardskrifttypeiafsnit" style:family="text">
      <style:text-properties fo:font-weight="bold" style:font-weight-asian="bold" fo:font-size="14pt" style:font-size-asian="14pt" style:font-size-complex="14pt" fo:language="en" fo:country="US"/>
    </style:style>
    <style:style style:name="T73" style:parent-style-name="Standardskrifttypeiafsnit" style:family="text">
      <style:text-properties fo:font-weight="bold" style:font-weight-asian="bold" fo:language="en" fo:country="US"/>
    </style:style>
    <style:style style:name="T74" style:parent-style-name="Standardskrifttypeiafsnit" style:family="text">
      <style:text-properties fo:language="en" fo:country="US"/>
    </style:style>
    <style:style style:name="T75" style:parent-style-name="Standardskrifttypeiafsnit" style:family="text">
      <style:text-properties fo:font-weight="bold" style:font-weight-asian="bold" fo:font-size="14pt" style:font-size-asian="14pt" style:font-size-complex="14pt" fo:language="en" fo:country="US"/>
    </style:style>
    <style:style style:name="T76" style:parent-style-name="Standardskrifttypeiafsnit" style:family="text">
      <style:text-properties fo:font-weight="bold" style:font-weight-asian="bold" fo:language="en" fo:country="US"/>
    </style:style>
    <style:style style:name="T77" style:parent-style-name="Numatytasispastraiposšriftas" style:family="text">
      <style:text-properties fo:language="en" fo:country="US"/>
    </style:style>
    <style:style style:name="T78" style:parent-style-name="Numatytasispastraiposšriftas" style:family="text">
      <style:text-properties fo:font-weight="bold" style:font-weight-asian="bold" fo:language="en" fo:country="US"/>
    </style:style>
    <style:style style:name="T79" style:parent-style-name="Numatytasispastraiposšriftas" style:family="text">
      <style:text-properties style:font-name="Noto Serif" fo:color="#000000"/>
    </style:style>
    <style:style style:name="T80" style:parent-style-name="Numatytasispastraiposšriftas" style:family="text">
      <style:text-properties style:font-name="Noto Serif" fo:color="#000000"/>
    </style:style>
    <style:style style:name="T81" style:parent-style-name="Standardskrifttypeiafsnit" style:family="text">
      <style:text-properties fo:font-weight="bold" style:font-weight-asian="bold" fo:font-size="14pt" style:font-size-asian="14pt" style:font-size-complex="14pt" fo:language="en" fo:country="US"/>
    </style:style>
    <style:style style:name="T82" style:parent-style-name="Standardskrifttypeiafsnit" style:family="text">
      <style:text-properties fo:font-weight="bold" style:font-weight-asian="bold" fo:language="en" fo:country="US"/>
    </style:style>
    <style:style style:name="T83" style:parent-style-name="Standardskrifttypeiafsnit" style:family="text">
      <style:text-properties fo:language="en" fo:country="US"/>
    </style:style>
    <style:style style:name="T84" style:parent-style-name="Standardskrifttypeiafsnit" style:family="text">
      <style:text-properties fo:font-weight="bold" style:font-weight-asian="bold" fo:font-size="14pt" style:font-size-asian="14pt" style:font-size-complex="14pt" fo:language="en" fo:country="US"/>
    </style:style>
    <style:style style:name="T85" style:parent-style-name="Standardskrifttypeiafsnit" style:family="text">
      <style:text-properties fo:language="en" fo:country="US"/>
    </style:style>
    <style:style style:name="T86" style:parent-style-name="Standardskrifttypeiafsnit" style:family="text">
      <style:text-properties fo:font-weight="bold" style:font-weight-asian="bold" fo:font-size="14pt" style:font-size-asian="14pt" style:font-size-complex="14pt" fo:language="en" fo:country="US"/>
    </style:style>
    <style:style style:name="T87" style:parent-style-name="Standardskrifttypeiafsnit" style:family="text">
      <style:text-properties fo:font-weight="bold" style:font-weight-asian="bold" fo:language="en" fo:country="US"/>
    </style:style>
    <style:style style:name="T88" style:parent-style-name="Standardskrifttypeiafsnit" style:family="text">
      <style:text-properties fo:language="en" fo:country="US"/>
    </style:style>
    <style:style style:name="T89" style:parent-style-name="Standardskrifttypeiafsnit" style:family="text">
      <style:text-properties fo:language="en" fo:country="US"/>
    </style:style>
    <style:style style:name="T90" style:parent-style-name="Standardskrifttypeiafsnit" style:family="text">
      <style:text-properties fo:font-weight="bold" style:font-weight-asian="bold" fo:font-size="14pt" style:font-size-asian="14pt" style:font-size-complex="14pt" fo:language="en" fo:country="US"/>
    </style:style>
    <style:style style:name="T91" style:parent-style-name="Standardskrifttypeiafsnit" style:family="text">
      <style:text-properties fo:font-weight="bold" style:font-weight-asian="bold" fo:language="en" fo:country="US"/>
    </style:style>
    <style:style style:name="T92" style:parent-style-name="Standardskrifttypeiafsnit" style:family="text">
      <style:text-properties fo:language="en" fo:country="US"/>
    </style:style>
    <style:style style:name="T93" style:parent-style-name="Standardskrifttypeiafsnit" style:family="text">
      <style:text-properties fo:font-weight="bold" style:font-weight-asian="bold" fo:language="en" fo:country="US"/>
    </style:style>
    <style:style style:name="T94" style:parent-style-name="Standardskrifttypeiafsnit" style:family="text">
      <style:text-properties fo:language="en" fo:country="US"/>
    </style:style>
    <style:style style:name="T95" style:parent-style-name="Standardskrifttypeiafsnit" style:family="text">
      <style:text-properties fo:language="en" fo:country="US"/>
    </style:style>
    <style:style style:name="T96" style:parent-style-name="Standardskrifttypeiafsnit" style:family="text">
      <style:text-properties fo:font-weight="bold" style:font-weight-asian="bold" fo:font-size="14pt" style:font-size-asian="14pt" style:font-size-complex="14pt" fo:language="en" fo:country="US"/>
    </style:style>
    <style:style style:name="T97" style:parent-style-name="Standardskrifttypeiafsnit" style:family="text">
      <style:text-properties fo:font-weight="bold" style:font-weight-asian="bold" fo:language="en" fo:country="US"/>
    </style:style>
    <style:style style:name="T98" style:parent-style-name="Standardskrifttypeiafsnit" style:family="text">
      <style:text-properties fo:language="en" fo:country="US"/>
    </style:style>
    <style:style style:name="T99" style:parent-style-name="Standardskrifttypeiafsnit" style:family="text">
      <style:text-properties fo:language="en" fo:country="US"/>
    </style:style>
    <style:style style:name="T100" style:parent-style-name="Numatytasispastraiposšriftas" style:family="text">
      <style:text-properties fo:font-weight="bold" style:font-weight-asian="bold" fo:font-size="14pt" style:font-size-asian="14pt" style:font-size-complex="14pt" fo:language="en" fo:country="US"/>
    </style:style>
    <style:style style:name="T101" style:parent-style-name="Numatytasispastraiposšriftas" style:family="text">
      <style:text-properties fo:font-weight="bold" style:font-weight-asian="bold" fo:language="en" fo:country="US"/>
    </style:style>
    <style:style style:name="T102" style:parent-style-name="Numatytasispastraiposšriftas" style:family="text">
      <style:text-properties fo:language="en" fo:country="US"/>
    </style:style>
    <style:style style:name="T103" style:parent-style-name="Numatytasispastraiposšriftas" style:family="text">
      <style:text-properties fo:language="en" fo:country="US"/>
    </style:style>
    <style:style style:name="T104" style:parent-style-name="Numatytasispastraiposšriftas" style:family="text">
      <style:text-properties fo:font-weight="bold" style:font-weight-asian="bold" fo:font-size="14pt" style:font-size-asian="14pt" style:font-size-complex="14pt" fo:language="en" fo:country="US"/>
    </style:style>
    <style:style style:name="T105" style:parent-style-name="Numatytasispastraiposšriftas" style:family="text">
      <style:text-properties fo:font-weight="bold" style:font-weight-asian="bold" fo:language="en" fo:country="US"/>
    </style:style>
    <style:style style:name="T106" style:parent-style-name="Numatytasispastraiposšriftas" style:family="text">
      <style:text-properties fo:language="en" fo:country="US"/>
    </style:style>
    <style:style style:name="T107" style:parent-style-name="Numatytasispastraiposšriftas" style:family="text">
      <style:text-properties style:font-name="Noto Serif" fo:color="#000000"/>
    </style:style>
    <style:style style:name="P108" style:parent-style-name="Įprastasis" style:family="paragraph">
      <style:text-properties style:font-name="Noto Serif" fo:color="#000000"/>
    </style:style>
    <style:style style:name="P109" style:parent-style-name="Įprastasis" style:family="paragraph">
      <style:text-properties style:font-name="Noto Serif" fo:color="#000000"/>
    </style:style>
    <style:style style:name="P110" style:parent-style-name="Įprastasis" style:family="paragraph">
      <style:text-properties style:font-name="Noto Serif" fo:color="#000000"/>
    </style:style>
    <style:style style:name="P111" style:parent-style-name="Įprastasis" style:family="paragraph">
      <style:text-properties style:font-name="Noto Serif" fo:color="#000000"/>
    </style:style>
    <style:style style:name="P112" style:parent-style-name="Įprastasis" style:family="paragraph">
      <style:text-properties style:font-name="Noto Serif" fo:color="#000000"/>
    </style:style>
    <style:style style:name="P113" style:parent-style-name="Įprastasis" style:family="paragraph">
      <style:text-properties style:font-name="Noto Serif" fo:color="#000000"/>
    </style:style>
    <style:style style:name="P114" style:parent-style-name="Įprastasis" style:family="paragraph">
      <style:text-properties style:font-name="Noto Serif" fo:color="#000000"/>
    </style:style>
    <style:style style:name="P115" style:parent-style-name="Įprastasis" style:family="paragraph">
      <style:text-properties style:font-name="Noto Serif" fo:color="#000000"/>
    </style:style>
    <style:style style:name="P116" style:parent-style-name="Įprastasis" style:family="paragraph">
      <style:text-properties style:font-name="Noto Serif" fo:color="#000000"/>
    </style:style>
    <style:style style:name="P117" style:parent-style-name="Įprastasis" style:family="paragraph">
      <style:text-properties style:font-name="Noto Serif" fo:color="#000000"/>
    </style:style>
    <style:style style:name="T118" style:parent-style-name="Numatytasispastraiposšriftas" style:family="text">
      <style:text-properties fo:font-weight="bold" style:font-weight-asian="bold" fo:font-size="16pt" style:font-size-asian="16pt" style:font-size-complex="16pt" fo:language="en" fo:country="US"/>
    </style:style>
    <style:style style:name="T119" style:parent-style-name="Numatytasispastraiposšriftas" style:family="text">
      <style:text-properties fo:font-style="italic" style:font-style-asian="italic" fo:font-size="16pt" style:font-size-asian="16pt" style:font-size-complex="16pt" fo:language="en" fo:country="US"/>
    </style:style>
    <style:style style:name="T120" style:parent-style-name="Numatytasispastraiposšriftas" style:family="text">
      <style:text-properties fo:font-weight="bold" style:font-weight-asian="bold" fo:font-size="14pt" style:font-size-asian="14pt" style:font-size-complex="14pt" fo:language="en" fo:country="US"/>
    </style:style>
    <style:style style:name="T121" style:parent-style-name="Numatytasispastraiposšriftas" style:family="text">
      <style:text-properties fo:font-weight="bold" style:font-weight-asian="bold" fo:language="en" fo:country="US"/>
    </style:style>
    <style:style style:name="T122" style:parent-style-name="Numatytasispastraiposšriftas" style:family="text">
      <style:text-properties fo:font-weight="bold" style:font-weight-asian="bold" fo:font-size="16pt" style:font-size-asian="16pt" style:font-size-complex="16pt" fo:language="en" fo:country="US"/>
    </style:style>
    <style:style style:name="T123" style:parent-style-name="Numatytasispastraiposšriftas" style:family="text">
      <style:text-properties fo:language="en" fo:country="US"/>
    </style:style>
    <style:style style:name="T124" style:parent-style-name="Numatytasispastraiposšriftas" style:family="text">
      <style:text-properties fo:font-weight="bold" style:font-weight-asian="bold" fo:language="en" fo:country="US"/>
    </style:style>
    <style:style style:name="T125" style:parent-style-name="Numatytasispastraiposšriftas" style:family="text">
      <style:text-properties style:font-name="Noto Serif" fo:color="#000000"/>
    </style:style>
    <style:style style:name="T126" style:parent-style-name="Numatytasispastraiposšriftas" style:family="text">
      <style:text-properties fo:font-weight="bold" style:font-weight-asian="bold" fo:language="en" fo:country="US"/>
    </style:style>
    <style:style style:name="T127" style:parent-style-name="Numatytasispastraiposšriftas" style:family="text">
      <style:text-properties style:font-name-complex="Calibri" fo:font-weight="bold" style:font-weight-asian="bold" fo:color="#000000" fo:font-size="14pt" style:font-size-asian="14pt"/>
    </style:style>
    <style:style style:name="T128" style:parent-style-name="Numatytasispastraiposšriftas" style:family="text">
      <style:text-properties style:font-name="Noto Serif" fo:color="#000000"/>
    </style:style>
    <style:style style:name="T129" style:parent-style-name="Numatytasispastraiposšriftas" style:family="text">
      <style:text-properties fo:font-weight="bold" style:font-weight-asian="bold" fo:font-size="14pt" style:font-size-asian="14pt" style:font-size-complex="14pt" fo:language="en" fo:country="US"/>
    </style:style>
    <style:style style:name="T130" style:parent-style-name="Numatytasispastraiposšriftas" style:family="text">
      <style:text-properties fo:font-weight="bold" style:font-weight-asian="bold" fo:language="en" fo:country="US"/>
    </style:style>
    <style:style style:name="T131" style:parent-style-name="Numatytasispastraiposšriftas" style:family="text">
      <style:text-properties fo:font-weight="bold" style:font-weight-asian="bold" fo:font-size="16pt" style:font-size-asian="16pt" style:font-size-complex="16pt" fo:language="en" fo:country="US"/>
    </style:style>
    <style:style style:name="T132" style:parent-style-name="Numatytasispastraiposšriftas" style:family="text">
      <style:text-properties fo:language="en" fo:country="US"/>
    </style:style>
    <style:style style:name="T133" style:parent-style-name="Numatytasispastraiposšriftas" style:family="text">
      <style:text-properties style:font-name="Noto Serif" fo:color="#000000"/>
    </style:style>
    <style:style style:name="T134" style:parent-style-name="Standardskrifttypeiafsnit" style:family="text">
      <style:text-properties fo:font-weight="bold" style:font-weight-asian="bold" fo:font-size="14pt" style:font-size-asian="14pt" style:font-size-complex="14pt" fo:language="en" fo:country="US"/>
    </style:style>
    <style:style style:name="T135" style:parent-style-name="Standardskrifttypeiafsnit" style:family="text">
      <style:text-properties fo:font-weight="bold" style:font-weight-asian="bold" fo:language="en" fo:country="US"/>
    </style:style>
    <style:style style:name="T136" style:parent-style-name="Standardskrifttypeiafsnit" style:family="text">
      <style:text-properties fo:language="en" fo:country="US"/>
    </style:style>
    <style:style style:name="T137" style:parent-style-name="Standardskrifttypeiafsnit" style:family="text">
      <style:text-properties fo:font-weight="bold" style:font-weight-asian="bold" fo:font-size="14pt" style:font-size-asian="14pt" style:font-size-complex="14pt" fo:language="en" fo:country="US"/>
    </style:style>
    <style:style style:name="T138" style:parent-style-name="Standardskrifttypeiafsnit" style:family="text">
      <style:text-properties fo:font-weight="bold" style:font-weight-asian="bold" fo:language="en" fo:country="US"/>
    </style:style>
    <style:style style:name="T139" style:parent-style-name="Numatytasispastraiposšriftas" style:family="text">
      <style:text-properties fo:language="en" fo:country="US"/>
    </style:style>
    <style:style style:name="T140" style:parent-style-name="Numatytasispastraiposšriftas" style:family="text">
      <style:text-properties fo:font-weight="bold" style:font-weight-asian="bold" fo:language="en" fo:country="US"/>
    </style:style>
    <style:style style:name="T141" style:parent-style-name="Numatytasispastraiposšriftas" style:family="text">
      <style:text-properties style:font-name="Noto Serif" fo:color="#000000"/>
    </style:style>
    <style:style style:name="T142" style:parent-style-name="Standardskrifttypeiafsnit" style:family="text">
      <style:text-properties fo:font-weight="bold" style:font-weight-asian="bold" fo:font-size="14pt" style:font-size-asian="14pt" style:font-size-complex="14pt" fo:language="en" fo:country="US"/>
    </style:style>
    <style:style style:name="T143" style:parent-style-name="Standardskrifttypeiafsnit" style:family="text">
      <style:text-properties fo:font-weight="bold" style:font-weight-asian="bold" fo:language="en" fo:country="US"/>
    </style:style>
    <style:style style:name="T144" style:parent-style-name="Standardskrifttypeiafsnit" style:family="text">
      <style:text-properties fo:language="en" fo:country="US"/>
    </style:style>
    <style:style style:name="T145" style:parent-style-name="Standardskrifttypeiafsnit" style:family="text">
      <style:text-properties fo:language="en" fo:country="US"/>
    </style:style>
    <style:style style:name="T146" style:parent-style-name="Standardskrifttypeiafsnit" style:family="text">
      <style:text-properties fo:font-weight="bold" style:font-weight-asian="bold" fo:font-size="14pt" style:font-size-asian="14pt" style:font-size-complex="14pt" fo:language="en" fo:country="US"/>
    </style:style>
    <style:style style:name="T147" style:parent-style-name="Standardskrifttypeiafsnit" style:family="text">
      <style:text-properties fo:language="en" fo:country="US"/>
    </style:style>
    <style:style style:name="T148" style:parent-style-name="Standardskrifttypeiafsnit" style:family="text">
      <style:text-properties fo:font-weight="bold" style:font-weight-asian="bold" fo:font-size="14pt" style:font-size-asian="14pt" style:font-size-complex="14pt" fo:language="en" fo:country="US"/>
    </style:style>
    <style:style style:name="T149" style:parent-style-name="Standardskrifttypeiafsnit" style:family="text">
      <style:text-properties fo:font-weight="bold" style:font-weight-asian="bold" fo:language="en" fo:country="US"/>
    </style:style>
    <style:style style:name="T150" style:parent-style-name="Standardskrifttypeiafsnit" style:family="text">
      <style:text-properties fo:language="en" fo:country="US"/>
    </style:style>
    <style:style style:name="T151" style:parent-style-name="Standardskrifttypeiafsnit" style:family="text">
      <style:text-properties fo:font-weight="bold" style:font-weight-asian="bold" fo:font-size="14pt" style:font-size-asian="14pt" style:font-size-complex="14pt" fo:language="en" fo:country="US"/>
    </style:style>
    <style:style style:name="T152" style:parent-style-name="Standardskrifttypeiafsnit" style:family="text">
      <style:text-properties fo:font-weight="bold" style:font-weight-asian="bold" fo:language="en" fo:country="US"/>
    </style:style>
    <style:style style:name="T153" style:parent-style-name="Standardskrifttypeiafsnit" style:family="text">
      <style:text-properties fo:language="en" fo:country="US"/>
    </style:style>
    <style:style style:name="T154" style:parent-style-name="Standardskrifttypeiafsnit" style:family="text">
      <style:text-properties fo:language="en" fo:country="US"/>
    </style:style>
    <style:style style:name="T155" style:parent-style-name="Standardskrifttypeiafsnit" style:family="text">
      <style:text-properties fo:language="en" fo:country="US"/>
    </style:style>
    <style:style style:name="T156" style:parent-style-name="Standardskrifttypeiafsnit" style:family="text">
      <style:text-properties fo:font-weight="bold" style:font-weight-asian="bold" fo:font-size="14pt" style:font-size-asian="14pt" style:font-size-complex="14pt" fo:language="en" fo:country="US"/>
    </style:style>
    <style:style style:name="T157" style:parent-style-name="Standardskrifttypeiafsnit" style:family="text">
      <style:text-properties fo:language="en" fo:country="US"/>
    </style:style>
    <style:style style:name="T158" style:parent-style-name="Standardskrifttypeiafsnit" style:family="text">
      <style:text-properties fo:language="en" fo:country="US"/>
    </style:style>
    <style:style style:name="T159" style:parent-style-name="Numatytasispastraiposšriftas" style:family="text">
      <style:text-properties fo:font-weight="bold" style:font-weight-asian="bold" fo:font-size="14pt" style:font-size-asian="14pt" style:font-size-complex="14pt" fo:language="en" fo:country="US"/>
    </style:style>
    <style:style style:name="T160" style:parent-style-name="Numatytasispastraiposšriftas" style:family="text">
      <style:text-properties fo:font-weight="bold" style:font-weight-asian="bold" fo:font-size="14pt" style:font-size-asian="14pt" style:font-size-complex="14pt" fo:language="en" fo:country="US"/>
    </style:style>
    <style:style style:name="T161" style:parent-style-name="Numatytasispastraiposšriftas" style:family="text">
      <style:text-properties fo:font-weight="bold" style:font-weight-asian="bold" fo:language="en" fo:country="US"/>
    </style:style>
    <style:style style:name="T162" style:parent-style-name="Numatytasispastraiposšriftas" style:family="text">
      <style:text-properties fo:language="en" fo:country="US"/>
    </style:style>
    <style:style style:name="T163" style:parent-style-name="Numatytasispastraiposšriftas" style:family="text">
      <style:text-properties fo:font-weight="bold" style:font-weight-asian="bold" fo:font-size="14pt" style:font-size-asian="14pt" style:font-size-complex="14pt" fo:language="en" fo:country="US"/>
    </style:style>
    <style:style style:name="T164" style:parent-style-name="Numatytasispastraiposšriftas" style:family="text">
      <style:text-properties fo:font-weight="bold" style:font-weight-asian="bold" fo:font-size="14pt" style:font-size-asian="14pt" style:font-size-complex="14pt" fo:language="en" fo:country="US"/>
    </style:style>
    <style:style style:name="T165" style:parent-style-name="Numatytasispastraiposšriftas" style:family="text">
      <style:text-properties fo:font-weight="bold" style:font-weight-asian="bold" fo:language="en" fo:country="US"/>
    </style:style>
    <style:style style:name="T166" style:parent-style-name="Numatytasispastraiposšriftas" style:family="text">
      <style:text-properties fo:language="en" fo:country="US"/>
    </style:style>
    <style:style style:name="T167" style:parent-style-name="Numatytasispastraiposšriftas" style:family="text">
      <style:text-properties style:font-name="Noto Serif" fo:color="#000000"/>
    </style:style>
    <style:style style:name="P168" style:parent-style-name="Įprastasis" style:family="paragraph">
      <style:text-properties fo:font-weight="bold" style:font-weight-asian="bold" fo:font-size="16pt" style:font-size-asian="16pt" style:font-size-complex="16pt" fo:language="en" fo:country="US"/>
    </style:style>
    <style:style style:name="P169" style:parent-style-name="Įprastasis" style:family="paragraph">
      <style:text-properties fo:font-weight="bold" style:font-weight-asian="bold" fo:font-size="16pt" style:font-size-asian="16pt" style:font-size-complex="16pt" fo:language="en" fo:country="US"/>
    </style:style>
    <style:style style:name="P170" style:parent-style-name="Įprastasis" style:family="paragraph">
      <style:text-properties fo:font-weight="bold" style:font-weight-asian="bold" fo:font-size="16pt" style:font-size-asian="16pt" style:font-size-complex="16pt" fo:language="en" fo:country="US"/>
    </style:style>
    <style:style style:name="P171" style:parent-style-name="Įprastasis" style:family="paragraph">
      <style:text-properties fo:font-weight="bold" style:font-weight-asian="bold" fo:font-size="16pt" style:font-size-asian="16pt" style:font-size-complex="16pt" fo:language="en" fo:country="US"/>
    </style:style>
    <style:style style:name="P172" style:parent-style-name="Įprastasis" style:family="paragraph">
      <style:text-properties fo:font-weight="bold" style:font-weight-asian="bold" fo:font-size="16pt" style:font-size-asian="16pt" style:font-size-complex="16pt" fo:language="en" fo:country="US"/>
    </style:style>
    <style:style style:name="P173" style:parent-style-name="Įprastasis" style:family="paragraph">
      <style:text-properties fo:language="en" fo:country="US"/>
    </style:style>
    <style:style style:name="T174" style:parent-style-name="Numatytasispastraiposšriftas" style:family="text">
      <style:text-properties fo:font-weight="bold" style:font-weight-asian="bold" fo:font-size="16pt" style:font-size-asian="16pt" style:font-size-complex="16pt" fo:language="en" fo:country="US"/>
    </style:style>
    <style:style style:name="T175" style:parent-style-name="Numatytasispastraiposšriftas" style:family="text">
      <style:text-properties fo:font-style="italic" style:font-style-asian="italic" fo:font-size="16pt" style:font-size-asian="16pt" style:font-size-complex="16pt" fo:language="en" fo:country="US"/>
    </style:style>
    <style:style style:name="T176" style:parent-style-name="Numatytasispastraiposšriftas" style:family="text">
      <style:text-properties fo:font-weight="bold" style:font-weight-asian="bold" fo:font-size="14pt" style:font-size-asian="14pt" style:font-size-complex="14pt" fo:language="en" fo:country="US"/>
    </style:style>
    <style:style style:name="T177" style:parent-style-name="Numatytasispastraiposšriftas" style:family="text">
      <style:text-properties fo:font-weight="bold" style:font-weight-asian="bold" fo:language="en" fo:country="US"/>
    </style:style>
    <style:style style:name="T178" style:parent-style-name="Numatytasispastraiposšriftas" style:family="text">
      <style:text-properties fo:font-weight="bold" style:font-weight-asian="bold" fo:font-size="16pt" style:font-size-asian="16pt" style:font-size-complex="16pt" fo:language="en" fo:country="US"/>
    </style:style>
    <style:style style:name="T179" style:parent-style-name="Numatytasispastraiposšriftas" style:family="text">
      <style:text-properties fo:language="en" fo:country="US"/>
    </style:style>
    <style:style style:name="T180" style:parent-style-name="Numatytasispastraiposšriftas" style:family="text">
      <style:text-properties fo:font-weight="bold" style:font-weight-asian="bold" fo:language="en" fo:country="US"/>
    </style:style>
    <style:style style:name="T181" style:parent-style-name="Numatytasispastraiposšriftas" style:family="text">
      <style:text-properties style:font-name="Noto Serif" fo:color="#000000"/>
    </style:style>
    <style:style style:name="T182" style:parent-style-name="Numatytasispastraiposšriftas" style:family="text">
      <style:text-properties fo:font-weight="bold" style:font-weight-asian="bold" fo:language="en" fo:country="US"/>
    </style:style>
    <style:style style:name="T183" style:parent-style-name="Numatytasispastraiposšriftas" style:family="text">
      <style:text-properties fo:font-weight="bold" style:font-weight-asian="bold" fo:font-size="14pt" style:font-size-asian="14pt" style:font-size-complex="14pt" fo:language="en" fo:country="US"/>
    </style:style>
    <style:style style:name="T184" style:parent-style-name="Numatytasispastraiposšriftas" style:family="text">
      <style:text-properties fo:font-weight="bold" style:font-weight-asian="bold" fo:language="en" fo:country="US"/>
    </style:style>
    <style:style style:name="T185" style:parent-style-name="Numatytasispastraiposšriftas" style:family="text">
      <style:text-properties fo:font-weight="bold" style:font-weight-asian="bold" fo:font-size="16pt" style:font-size-asian="16pt" style:font-size-complex="16pt" fo:language="en" fo:country="US"/>
    </style:style>
    <style:style style:name="T186" style:parent-style-name="Numatytasispastraiposšriftas" style:family="text">
      <style:text-properties fo:language="en" fo:country="US"/>
    </style:style>
    <style:style style:name="T187" style:parent-style-name="Numatytasispastraiposšriftas" style:family="text">
      <style:text-properties style:font-name="Noto Serif" fo:color="#000000"/>
    </style:style>
    <style:style style:name="T188" style:parent-style-name="Standardskrifttypeiafsnit" style:family="text">
      <style:text-properties fo:font-weight="bold" style:font-weight-asian="bold" fo:font-size="14pt" style:font-size-asian="14pt" style:font-size-complex="14pt" fo:language="en" fo:country="US"/>
    </style:style>
    <style:style style:name="T189" style:parent-style-name="Standardskrifttypeiafsnit" style:family="text">
      <style:text-properties fo:font-weight="bold" style:font-weight-asian="bold" fo:language="en" fo:country="US"/>
    </style:style>
    <style:style style:name="T190" style:parent-style-name="Standardskrifttypeiafsnit" style:family="text">
      <style:text-properties fo:language="en" fo:country="US"/>
    </style:style>
    <style:style style:name="T191" style:parent-style-name="Standardskrifttypeiafsnit" style:family="text">
      <style:text-properties fo:font-weight="bold" style:font-weight-asian="bold" fo:font-size="14pt" style:font-size-asian="14pt" style:font-size-complex="14pt" fo:language="en" fo:country="US"/>
    </style:style>
    <style:style style:name="T192" style:parent-style-name="Standardskrifttypeiafsnit" style:family="text">
      <style:text-properties fo:font-weight="bold" style:font-weight-asian="bold" fo:language="en" fo:country="US"/>
    </style:style>
    <style:style style:name="T193" style:parent-style-name="Numatytasispastraiposšriftas" style:family="text">
      <style:text-properties fo:language="en" fo:country="US"/>
    </style:style>
    <style:style style:name="T194" style:parent-style-name="Numatytasispastraiposšriftas" style:family="text">
      <style:text-properties fo:language="en" fo:country="US"/>
    </style:style>
    <style:style style:name="T195" style:parent-style-name="Numatytasispastraiposšriftas" style:family="text">
      <style:text-properties fo:font-weight="bold" style:font-weight-asian="bold" fo:language="en" fo:country="US"/>
    </style:style>
    <style:style style:name="T196" style:parent-style-name="Numatytasispastraiposšriftas" style:family="text">
      <style:text-properties style:font-name="Noto Serif" fo:color="#000000"/>
    </style:style>
    <style:style style:name="T197" style:parent-style-name="Standardskrifttypeiafsnit" style:family="text">
      <style:text-properties fo:font-weight="bold" style:font-weight-asian="bold" fo:font-size="14pt" style:font-size-asian="14pt" style:font-size-complex="14pt" fo:language="en" fo:country="US"/>
    </style:style>
    <style:style style:name="T198" style:parent-style-name="Standardskrifttypeiafsnit" style:family="text">
      <style:text-properties fo:font-weight="bold" style:font-weight-asian="bold" fo:language="en" fo:country="US"/>
    </style:style>
    <style:style style:name="T199" style:parent-style-name="Standardskrifttypeiafsnit" style:family="text">
      <style:text-properties fo:language="en" fo:country="US"/>
    </style:style>
    <style:style style:name="T200" style:parent-style-name="Standardskrifttypeiafsnit" style:family="text">
      <style:text-properties fo:font-weight="bold" style:font-weight-asian="bold" fo:font-size="14pt" style:font-size-asian="14pt" style:font-size-complex="14pt" fo:language="en" fo:country="US"/>
    </style:style>
    <style:style style:name="T201" style:parent-style-name="Standardskrifttypeiafsnit" style:family="text">
      <style:text-properties fo:language="en" fo:country="US"/>
    </style:style>
    <style:style style:name="T202" style:parent-style-name="Standardskrifttypeiafsnit" style:family="text">
      <style:text-properties fo:font-weight="bold" style:font-weight-asian="bold" fo:font-size="14pt" style:font-size-asian="14pt" style:font-size-complex="14pt" fo:language="en" fo:country="US"/>
    </style:style>
    <style:style style:name="T203" style:parent-style-name="Standardskrifttypeiafsnit" style:family="text">
      <style:text-properties fo:font-weight="bold" style:font-weight-asian="bold" fo:language="en" fo:country="US"/>
    </style:style>
    <style:style style:name="T204" style:parent-style-name="Standardskrifttypeiafsnit" style:family="text">
      <style:text-properties fo:language="en" fo:country="US"/>
    </style:style>
    <style:style style:name="T205" style:parent-style-name="Standardskrifttypeiafsnit" style:family="text">
      <style:text-properties fo:language="en" fo:country="US"/>
    </style:style>
    <style:style style:name="T206" style:parent-style-name="Standardskrifttypeiafsnit" style:family="text">
      <style:text-properties fo:font-weight="bold" style:font-weight-asian="bold" fo:font-size="14pt" style:font-size-asian="14pt" style:font-size-complex="14pt" fo:language="en" fo:country="US"/>
    </style:style>
    <style:style style:name="T207" style:parent-style-name="Standardskrifttypeiafsnit" style:family="text">
      <style:text-properties fo:font-weight="bold" style:font-weight-asian="bold" fo:language="en" fo:country="US"/>
    </style:style>
    <style:style style:name="T208" style:parent-style-name="Standardskrifttypeiafsnit" style:family="text">
      <style:text-properties fo:language="en" fo:country="US"/>
    </style:style>
    <style:style style:name="T209" style:parent-style-name="Standardskrifttypeiafsnit" style:family="text">
      <style:text-properties fo:language="en" fo:country="US"/>
    </style:style>
    <style:style style:name="T210" style:parent-style-name="Standardskrifttypeiafsnit" style:family="text">
      <style:text-properties fo:font-weight="bold" style:font-weight-asian="bold" fo:font-size="14pt" style:font-size-asian="14pt" style:font-size-complex="14pt" fo:language="en" fo:country="US"/>
    </style:style>
    <style:style style:name="T211" style:parent-style-name="Standardskrifttypeiafsnit" style:family="text">
      <style:text-properties fo:font-weight="bold" style:font-weight-asian="bold" fo:language="en" fo:country="US"/>
    </style:style>
    <style:style style:name="T212" style:parent-style-name="Standardskrifttypeiafsnit" style:family="text">
      <style:text-properties fo:language="en" fo:country="US"/>
    </style:style>
    <style:style style:name="T213" style:parent-style-name="Standardskrifttypeiafsnit" style:family="text">
      <style:text-properties fo:language="en" fo:country="US"/>
    </style:style>
    <style:style style:name="T214" style:parent-style-name="Numatytasispastraiposšriftas" style:family="text">
      <style:text-properties fo:font-weight="bold" style:font-weight-asian="bold" fo:font-size="14pt" style:font-size-asian="14pt" style:font-size-complex="14pt" fo:language="en" fo:country="US"/>
    </style:style>
    <style:style style:name="T215" style:parent-style-name="Numatytasispastraiposšriftas" style:family="text">
      <style:text-properties fo:font-weight="bold" style:font-weight-asian="bold" fo:language="en" fo:country="US"/>
    </style:style>
    <style:style style:name="T216" style:parent-style-name="Numatytasispastraiposšriftas" style:family="text">
      <style:text-properties fo:language="en" fo:country="US"/>
    </style:style>
    <style:style style:name="T217" style:parent-style-name="Numatytasispastraiposšriftas" style:family="text">
      <style:text-properties fo:font-weight="bold" style:font-weight-asian="bold" fo:font-size="14pt" style:font-size-asian="14pt" style:font-size-complex="14pt" fo:language="en" fo:country="US"/>
    </style:style>
    <style:style style:name="T218" style:parent-style-name="Numatytasispastraiposšriftas" style:family="text">
      <style:text-properties fo:font-weight="bold" style:font-weight-asian="bold" fo:language="en" fo:country="US"/>
    </style:style>
    <style:style style:name="T219" style:parent-style-name="Numatytasispastraiposšriftas" style:family="text">
      <style:text-properties fo:language="en" fo:country="US"/>
    </style:style>
    <style:style style:name="T220" style:parent-style-name="Numatytasispastraiposšriftas" style:family="text">
      <style:text-properties style:font-name="Noto Serif" fo:color="#000000"/>
    </style:style>
    <style:style style:name="P221" style:parent-style-name="Įprastasis" style:family="paragraph">
      <style:text-properties fo:font-weight="bold" style:font-weight-asian="bold" fo:language="en" fo:country="US"/>
    </style:style>
    <style:style style:name="P222" style:parent-style-name="Įprastasis" style:family="paragraph">
      <style:text-properties fo:language="en" fo:country="US"/>
    </style:style>
    <style:style style:name="P223" style:parent-style-name="Įprastasis" style:family="paragraph">
      <style:text-properties fo:font-weight="bold" style:font-weight-asian="bold" fo:language="en" fo:country="US"/>
    </style:style>
    <style:style style:name="T224" style:parent-style-name="Standardskrifttypeiafsnit" style:family="text">
      <style:text-properties fo:font-weight="bold" style:font-weight-asian="bold" fo:language="en" fo:country="US"/>
    </style:style>
    <style:style style:name="T225" style:parent-style-name="Numatytasispastraiposšriftas" style:family="text">
      <style:text-properties fo:font-weight="bold" style:font-weight-asian="bold" fo:font-size="16pt" style:font-size-asian="16pt" style:font-size-complex="16pt" fo:language="en" fo:country="US"/>
    </style:style>
    <style:style style:name="T226" style:parent-style-name="Numatytasispastraiposšriftas" style:family="text">
      <style:text-properties fo:font-style="italic" style:font-style-asian="italic" fo:font-size="16pt" style:font-size-asian="16pt" style:font-size-complex="16pt" fo:language="en" fo:country="US"/>
    </style:style>
    <style:style style:name="T227" style:parent-style-name="Numatytasispastraiposšriftas" style:family="text">
      <style:text-properties fo:font-weight="bold" style:font-weight-asian="bold" fo:font-size="14pt" style:font-size-asian="14pt" style:font-size-complex="14pt" fo:language="en" fo:country="US"/>
    </style:style>
    <style:style style:name="T228" style:parent-style-name="Numatytasispastraiposšriftas" style:family="text">
      <style:text-properties fo:font-weight="bold" style:font-weight-asian="bold" fo:language="en" fo:country="US"/>
    </style:style>
    <style:style style:name="T229" style:parent-style-name="Numatytasispastraiposšriftas" style:family="text">
      <style:text-properties fo:font-weight="bold" style:font-weight-asian="bold" fo:font-size="16pt" style:font-size-asian="16pt" style:font-size-complex="16pt" fo:language="en" fo:country="US"/>
    </style:style>
    <style:style style:name="T230" style:parent-style-name="Numatytasispastraiposšriftas" style:family="text">
      <style:text-properties fo:language="en" fo:country="US"/>
    </style:style>
    <style:style style:name="T231" style:parent-style-name="Numatytasispastraiposšriftas" style:family="text">
      <style:text-properties fo:font-weight="bold" style:font-weight-asian="bold" fo:language="en" fo:country="US"/>
    </style:style>
    <style:style style:name="T232" style:parent-style-name="Numatytasispastraiposšriftas" style:family="text">
      <style:text-properties style:font-name="Noto Serif" fo:color="#000000"/>
    </style:style>
    <style:style style:name="T233" style:parent-style-name="Numatytasispastraiposšriftas" style:family="text">
      <style:text-properties fo:font-weight="bold" style:font-weight-asian="bold" fo:language="en" fo:country="US"/>
    </style:style>
    <style:style style:name="T234" style:parent-style-name="Numatytasispastraiposšriftas" style:family="text">
      <style:text-properties fo:font-weight="bold" style:font-weight-asian="bold" fo:font-size="14pt" style:font-size-asian="14pt" style:font-size-complex="14pt" fo:language="en" fo:country="US"/>
    </style:style>
    <style:style style:name="T235" style:parent-style-name="Numatytasispastraiposšriftas" style:family="text">
      <style:text-properties fo:font-weight="bold" style:font-weight-asian="bold" fo:language="en" fo:country="US"/>
    </style:style>
    <style:style style:name="T236" style:parent-style-name="Numatytasispastraiposšriftas" style:family="text">
      <style:text-properties fo:font-weight="bold" style:font-weight-asian="bold" fo:font-size="16pt" style:font-size-asian="16pt" style:font-size-complex="16pt" fo:language="en" fo:country="US"/>
    </style:style>
    <style:style style:name="T237" style:parent-style-name="Numatytasispastraiposšriftas" style:family="text">
      <style:text-properties fo:language="en" fo:country="US"/>
    </style:style>
    <style:style style:name="T238" style:parent-style-name="Numatytasispastraiposšriftas" style:family="text">
      <style:text-properties style:font-name="Noto Serif" fo:color="#000000"/>
    </style:style>
    <style:style style:name="T239" style:parent-style-name="Standardskrifttypeiafsnit" style:family="text">
      <style:text-properties fo:font-weight="bold" style:font-weight-asian="bold" fo:font-size="14pt" style:font-size-asian="14pt" style:font-size-complex="14pt" fo:language="en" fo:country="US"/>
    </style:style>
    <style:style style:name="T240" style:parent-style-name="Standardskrifttypeiafsnit" style:family="text">
      <style:text-properties fo:font-weight="bold" style:font-weight-asian="bold" fo:language="en" fo:country="US"/>
    </style:style>
    <style:style style:name="T241" style:parent-style-name="Standardskrifttypeiafsnit" style:family="text">
      <style:text-properties fo:language="en" fo:country="US"/>
    </style:style>
    <style:style style:name="T242" style:parent-style-name="Standardskrifttypeiafsnit" style:family="text">
      <style:text-properties fo:font-weight="bold" style:font-weight-asian="bold" fo:font-size="14pt" style:font-size-asian="14pt" style:font-size-complex="14pt" fo:language="en" fo:country="US"/>
    </style:style>
    <style:style style:name="T243" style:parent-style-name="Standardskrifttypeiafsnit" style:family="text">
      <style:text-properties fo:font-weight="bold" style:font-weight-asian="bold" fo:language="en" fo:country="US"/>
    </style:style>
    <style:style style:name="T244" style:parent-style-name="Numatytasispastraiposšriftas" style:family="text">
      <style:text-properties fo:language="en" fo:country="US"/>
    </style:style>
    <style:style style:name="T245" style:parent-style-name="Numatytasispastraiposšriftas" style:family="text">
      <style:text-properties fo:font-weight="bold" style:font-weight-asian="bold" fo:language="en" fo:country="US"/>
    </style:style>
    <style:style style:name="T246" style:parent-style-name="Numatytasispastraiposšriftas" style:family="text">
      <style:text-properties style:font-name="Noto Serif" fo:color="#000000"/>
    </style:style>
    <style:style style:name="T247" style:parent-style-name="Standardskrifttypeiafsnit" style:family="text">
      <style:text-properties fo:font-weight="bold" style:font-weight-asian="bold" fo:font-size="14pt" style:font-size-asian="14pt" style:font-size-complex="14pt" fo:language="en" fo:country="US"/>
    </style:style>
    <style:style style:name="T248" style:parent-style-name="Standardskrifttypeiafsnit" style:family="text">
      <style:text-properties fo:font-weight="bold" style:font-weight-asian="bold" fo:language="en" fo:country="US"/>
    </style:style>
    <style:style style:name="T249" style:parent-style-name="Standardskrifttypeiafsnit" style:family="text">
      <style:text-properties fo:language="en" fo:country="US"/>
    </style:style>
    <style:style style:name="T250" style:parent-style-name="Standardskrifttypeiafsnit" style:family="text">
      <style:text-properties fo:language="en" fo:country="US"/>
    </style:style>
    <style:style style:name="T251" style:parent-style-name="Standardskrifttypeiafsnit" style:family="text">
      <style:text-properties fo:font-weight="bold" style:font-weight-asian="bold" fo:font-size="14pt" style:font-size-asian="14pt" style:font-size-complex="14pt" fo:language="en" fo:country="US"/>
    </style:style>
    <style:style style:name="T252" style:parent-style-name="Standardskrifttypeiafsnit" style:family="text">
      <style:text-properties fo:language="en" fo:country="US"/>
    </style:style>
    <style:style style:name="T253" style:parent-style-name="Standardskrifttypeiafsnit" style:family="text">
      <style:text-properties fo:font-weight="bold" style:font-weight-asian="bold" fo:font-size="14pt" style:font-size-asian="14pt" style:font-size-complex="14pt" fo:language="en" fo:country="US"/>
    </style:style>
    <style:style style:name="T254" style:parent-style-name="Standardskrifttypeiafsnit" style:family="text">
      <style:text-properties fo:font-weight="bold" style:font-weight-asian="bold" fo:language="en" fo:country="US"/>
    </style:style>
    <style:style style:name="T255" style:parent-style-name="Standardskrifttypeiafsnit" style:family="text">
      <style:text-properties fo:language="en" fo:country="US"/>
    </style:style>
    <style:style style:name="T256" style:parent-style-name="Standardskrifttypeiafsnit" style:family="text">
      <style:text-properties fo:font-weight="bold" style:font-weight-asian="bold" fo:font-size="14pt" style:font-size-asian="14pt" style:font-size-complex="14pt" fo:language="en" fo:country="US"/>
    </style:style>
    <style:style style:name="T257" style:parent-style-name="Standardskrifttypeiafsnit" style:family="text">
      <style:text-properties fo:font-weight="bold" style:font-weight-asian="bold" fo:font-size="14pt" style:font-size-asian="14pt" style:font-size-complex="14pt" fo:language="en" fo:country="US"/>
    </style:style>
    <style:style style:name="T258" style:parent-style-name="Standardskrifttypeiafsnit" style:family="text">
      <style:text-properties fo:font-weight="bold" style:font-weight-asian="bold" fo:language="en" fo:country="US"/>
    </style:style>
    <style:style style:name="T259" style:parent-style-name="Standardskrifttypeiafsnit" style:family="text">
      <style:text-properties fo:language="en" fo:country="US"/>
    </style:style>
    <style:style style:name="T260" style:parent-style-name="Standardskrifttypeiafsnit" style:family="text">
      <style:text-properties fo:font-weight="bold" style:font-weight-asian="bold" fo:font-size="14pt" style:font-size-asian="14pt" style:font-size-complex="14pt" fo:language="en" fo:country="US"/>
    </style:style>
    <style:style style:name="T261" style:parent-style-name="Standardskrifttypeiafsnit" style:family="text">
      <style:text-properties fo:font-weight="bold" style:font-weight-asian="bold" fo:language="en" fo:country="US"/>
    </style:style>
    <style:style style:name="T262" style:parent-style-name="Standardskrifttypeiafsnit" style:family="text">
      <style:text-properties fo:language="en" fo:country="US"/>
    </style:style>
    <style:style style:name="T263" style:parent-style-name="Standardskrifttypeiafsnit" style:family="text">
      <style:text-properties fo:language="en" fo:country="US"/>
    </style:style>
    <style:style style:name="T264" style:parent-style-name="Numatytasispastraiposšriftas" style:family="text">
      <style:text-properties fo:font-weight="bold" style:font-weight-asian="bold" fo:font-size="14pt" style:font-size-asian="14pt" style:font-size-complex="14pt" fo:language="en" fo:country="US"/>
    </style:style>
    <style:style style:name="T265" style:parent-style-name="Numatytasispastraiposšriftas" style:family="text">
      <style:text-properties fo:font-weight="bold" style:font-weight-asian="bold" fo:language="en" fo:country="US"/>
    </style:style>
    <style:style style:name="T266" style:parent-style-name="Numatytasispastraiposšriftas" style:family="text">
      <style:text-properties fo:language="en" fo:country="US"/>
    </style:style>
    <style:style style:name="T267" style:parent-style-name="Numatytasispastraiposšriftas" style:family="text">
      <style:text-properties fo:font-weight="bold" style:font-weight-asian="bold" fo:font-size="14pt" style:font-size-asian="14pt" style:font-size-complex="14pt" fo:language="en" fo:country="US"/>
    </style:style>
    <style:style style:name="T268" style:parent-style-name="Numatytasispastraiposšriftas" style:family="text">
      <style:text-properties fo:font-weight="bold" style:font-weight-asian="bold" fo:language="en" fo:country="US"/>
    </style:style>
    <style:style style:name="T269" style:parent-style-name="Numatytasispastraiposšriftas" style:family="text">
      <style:text-properties fo:language="en" fo:country="US"/>
    </style:style>
    <style:style style:name="T270" style:parent-style-name="Numatytasispastraiposšriftas" style:family="text">
      <style:text-properties style:font-name="Noto Serif" fo:color="#000000"/>
    </style:style>
    <style:style style:name="T271" style:parent-style-name="Numatytasispastraiposšriftas" style:family="text">
      <style:text-properties fo:font-weight="bold" style:font-weight-asian="bold" fo:font-size="16pt" style:font-size-asian="16pt" style:font-size-complex="16pt" fo:language="en" fo:country="US"/>
    </style:style>
    <style:style style:name="T272" style:parent-style-name="Numatytasispastraiposšriftas" style:family="text">
      <style:text-properties fo:font-style="italic" style:font-style-asian="italic" fo:font-size="16pt" style:font-size-asian="16pt" style:font-size-complex="16pt" fo:language="en" fo:country="US"/>
    </style:style>
    <style:style style:name="T273" style:parent-style-name="Numatytasispastraiposšriftas" style:family="text">
      <style:text-properties fo:font-weight="bold" style:font-weight-asian="bold" fo:font-size="14pt" style:font-size-asian="14pt" style:font-size-complex="14pt" fo:language="en" fo:country="US"/>
    </style:style>
    <style:style style:name="T274" style:parent-style-name="Numatytasispastraiposšriftas" style:family="text">
      <style:text-properties fo:font-weight="bold" style:font-weight-asian="bold" fo:language="en" fo:country="US"/>
    </style:style>
    <style:style style:name="T275" style:parent-style-name="Numatytasispastraiposšriftas" style:family="text">
      <style:text-properties fo:font-weight="bold" style:font-weight-asian="bold" fo:font-size="16pt" style:font-size-asian="16pt" style:font-size-complex="16pt" fo:language="en" fo:country="US"/>
    </style:style>
    <style:style style:name="T276" style:parent-style-name="Numatytasispastraiposšriftas" style:family="text">
      <style:text-properties fo:language="en" fo:country="US"/>
    </style:style>
    <style:style style:name="T277" style:parent-style-name="Numatytasispastraiposšriftas" style:family="text">
      <style:text-properties fo:font-weight="bold" style:font-weight-asian="bold" fo:language="en" fo:country="US"/>
    </style:style>
    <style:style style:name="T278" style:parent-style-name="Numatytasispastraiposšriftas" style:family="text">
      <style:text-properties style:font-name="Noto Serif" fo:color="#000000"/>
    </style:style>
    <style:style style:name="T279" style:parent-style-name="Numatytasispastraiposšriftas" style:family="text">
      <style:text-properties fo:font-weight="bold" style:font-weight-asian="bold" fo:language="en" fo:country="US"/>
    </style:style>
    <style:style style:name="T280" style:parent-style-name="Numatytasispastraiposšriftas" style:family="text">
      <style:text-properties fo:font-weight="bold" style:font-weight-asian="bold" fo:font-size="14pt" style:font-size-asian="14pt" style:font-size-complex="14pt" fo:language="en" fo:country="US"/>
    </style:style>
    <style:style style:name="T281" style:parent-style-name="Numatytasispastraiposšriftas" style:family="text">
      <style:text-properties fo:font-weight="bold" style:font-weight-asian="bold" fo:language="en" fo:country="US"/>
    </style:style>
    <style:style style:name="T282" style:parent-style-name="Numatytasispastraiposšriftas" style:family="text">
      <style:text-properties fo:font-weight="bold" style:font-weight-asian="bold" fo:font-size="16pt" style:font-size-asian="16pt" style:font-size-complex="16pt" fo:language="en" fo:country="US"/>
    </style:style>
    <style:style style:name="T283" style:parent-style-name="Numatytasispastraiposšriftas" style:family="text">
      <style:text-properties fo:language="en" fo:country="US"/>
    </style:style>
    <style:style style:name="T284" style:parent-style-name="Numatytasispastraiposšriftas" style:family="text">
      <style:text-properties style:font-name="Noto Serif" fo:color="#000000"/>
    </style:style>
    <style:style style:name="T285" style:parent-style-name="Standardskrifttypeiafsnit" style:family="text">
      <style:text-properties fo:font-weight="bold" style:font-weight-asian="bold" fo:font-size="14pt" style:font-size-asian="14pt" style:font-size-complex="14pt" fo:language="en" fo:country="US"/>
    </style:style>
    <style:style style:name="T286" style:parent-style-name="Standardskrifttypeiafsnit" style:family="text">
      <style:text-properties fo:font-weight="bold" style:font-weight-asian="bold" fo:language="en" fo:country="US"/>
    </style:style>
    <style:style style:name="T287" style:parent-style-name="Standardskrifttypeiafsnit" style:family="text">
      <style:text-properties fo:language="en" fo:country="US"/>
    </style:style>
    <style:style style:name="T288" style:parent-style-name="Standardskrifttypeiafsnit" style:family="text">
      <style:text-properties fo:font-weight="bold" style:font-weight-asian="bold" fo:font-size="14pt" style:font-size-asian="14pt" style:font-size-complex="14pt" fo:language="en" fo:country="US"/>
    </style:style>
    <style:style style:name="T289" style:parent-style-name="Standardskrifttypeiafsnit" style:family="text">
      <style:text-properties fo:font-weight="bold" style:font-weight-asian="bold" fo:language="en" fo:country="US"/>
    </style:style>
    <style:style style:name="T290" style:parent-style-name="Numatytasispastraiposšriftas" style:family="text">
      <style:text-properties fo:language="en" fo:country="US"/>
    </style:style>
    <style:style style:name="T291" style:parent-style-name="Numatytasispastraiposšriftas" style:family="text">
      <style:text-properties fo:font-weight="bold" style:font-weight-asian="bold" fo:language="en" fo:country="US"/>
    </style:style>
    <style:style style:name="T292" style:parent-style-name="Numatytasispastraiposšriftas" style:family="text">
      <style:text-properties style:font-name="Noto Serif" fo:color="#000000"/>
    </style:style>
    <style:style style:name="T293" style:parent-style-name="Numatytasispastraiposšriftas" style:family="text">
      <style:text-properties style:font-name="Noto Serif" fo:color="#000000"/>
    </style:style>
    <style:style style:name="T294" style:parent-style-name="Standardskrifttypeiafsnit" style:family="text">
      <style:text-properties fo:font-weight="bold" style:font-weight-asian="bold" fo:font-size="14pt" style:font-size-asian="14pt" style:font-size-complex="14pt" fo:language="en" fo:country="US"/>
    </style:style>
    <style:style style:name="T295" style:parent-style-name="Standardskrifttypeiafsnit" style:family="text">
      <style:text-properties fo:font-weight="bold" style:font-weight-asian="bold" fo:language="en" fo:country="US"/>
    </style:style>
    <style:style style:name="T296" style:parent-style-name="Standardskrifttypeiafsnit" style:family="text">
      <style:text-properties fo:language="en" fo:country="US"/>
    </style:style>
    <style:style style:name="T297" style:parent-style-name="Standardskrifttypeiafsnit" style:family="text">
      <style:text-properties fo:font-weight="bold" style:font-weight-asian="bold" fo:font-size="14pt" style:font-size-asian="14pt" style:font-size-complex="14pt" fo:language="en" fo:country="US"/>
    </style:style>
    <style:style style:name="T298" style:parent-style-name="Standardskrifttypeiafsnit" style:family="text">
      <style:text-properties fo:language="en" fo:country="US"/>
    </style:style>
    <style:style style:name="T299" style:parent-style-name="Standardskrifttypeiafsnit" style:family="text">
      <style:text-properties fo:font-weight="bold" style:font-weight-asian="bold" fo:font-size="14pt" style:font-size-asian="14pt" style:font-size-complex="14pt" fo:language="en" fo:country="US"/>
    </style:style>
    <style:style style:name="T300" style:parent-style-name="Standardskrifttypeiafsnit" style:family="text">
      <style:text-properties fo:font-weight="bold" style:font-weight-asian="bold" fo:language="en" fo:country="US"/>
    </style:style>
    <style:style style:name="T301" style:parent-style-name="Standardskrifttypeiafsnit" style:family="text">
      <style:text-properties fo:language="en" fo:country="US"/>
    </style:style>
    <style:style style:name="T302" style:parent-style-name="Standardskrifttypeiafsnit" style:family="text">
      <style:text-properties fo:language="en" fo:country="US"/>
    </style:style>
    <style:style style:name="T303" style:parent-style-name="Standardskrifttypeiafsnit" style:family="text">
      <style:text-properties fo:font-weight="bold" style:font-weight-asian="bold" fo:font-size="14pt" style:font-size-asian="14pt" style:font-size-complex="14pt" fo:language="en" fo:country="US"/>
    </style:style>
    <style:style style:name="T304" style:parent-style-name="Standardskrifttypeiafsnit" style:family="text">
      <style:text-properties fo:font-weight="bold" style:font-weight-asian="bold" fo:language="en" fo:country="US"/>
    </style:style>
    <style:style style:name="T305" style:parent-style-name="Standardskrifttypeiafsnit" style:family="text">
      <style:text-properties fo:language="en" fo:country="US"/>
    </style:style>
    <style:style style:name="T306" style:parent-style-name="Standardskrifttypeiafsnit" style:family="text">
      <style:text-properties fo:language="en" fo:country="US"/>
    </style:style>
    <style:style style:name="T307" style:parent-style-name="Standardskrifttypeiafsnit" style:family="text">
      <style:text-properties fo:font-weight="bold" style:font-weight-asian="bold" fo:font-size="14pt" style:font-size-asian="14pt" style:font-size-complex="14pt" fo:language="en" fo:country="US"/>
    </style:style>
    <style:style style:name="T308" style:parent-style-name="Standardskrifttypeiafsnit" style:family="text">
      <style:text-properties fo:font-weight="bold" style:font-weight-asian="bold" fo:language="en" fo:country="US"/>
    </style:style>
    <style:style style:name="T309" style:parent-style-name="Standardskrifttypeiafsnit" style:family="text">
      <style:text-properties fo:language="en" fo:country="US"/>
    </style:style>
    <style:style style:name="T310" style:parent-style-name="Standardskrifttypeiafsnit" style:family="text">
      <style:text-properties fo:language="en" fo:country="US"/>
    </style:style>
    <style:style style:name="T311" style:parent-style-name="Numatytasispastraiposšriftas" style:family="text">
      <style:text-properties fo:font-weight="bold" style:font-weight-asian="bold" fo:font-size="14pt" style:font-size-asian="14pt" style:font-size-complex="14pt" fo:language="en" fo:country="US"/>
    </style:style>
    <style:style style:name="T312" style:parent-style-name="Numatytasispastraiposšriftas" style:family="text">
      <style:text-properties fo:font-weight="bold" style:font-weight-asian="bold" fo:language="en" fo:country="US"/>
    </style:style>
    <style:style style:name="T313" style:parent-style-name="Numatytasispastraiposšriftas" style:family="text">
      <style:text-properties fo:language="en" fo:country="US"/>
    </style:style>
    <style:style style:name="T314" style:parent-style-name="Numatytasispastraiposšriftas" style:family="text">
      <style:text-properties fo:language="en" fo:country="US"/>
    </style:style>
    <style:style style:name="T315" style:parent-style-name="Numatytasispastraiposšriftas" style:family="text">
      <style:text-properties fo:font-weight="bold" style:font-weight-asian="bold" fo:font-size="14pt" style:font-size-asian="14pt" style:font-size-complex="14pt" fo:language="en" fo:country="US"/>
    </style:style>
    <style:style style:name="T316" style:parent-style-name="Numatytasispastraiposšriftas" style:family="text">
      <style:text-properties fo:font-weight="bold" style:font-weight-asian="bold" fo:language="en" fo:country="US"/>
    </style:style>
    <style:style style:name="T317" style:parent-style-name="Numatytasispastraiposšriftas" style:family="text">
      <style:text-properties fo:language="en" fo:country="US"/>
    </style:style>
    <style:style style:name="T318" style:parent-style-name="Numatytasispastraiposšriftas" style:family="text">
      <style:text-properties style:font-name="Noto Serif" fo:color="#000000"/>
    </style:style>
    <style:style style:name="T319" style:parent-style-name="Standardskrifttypeiafsnit" style:family="text">
      <style:text-properties fo:font-weight="bold" style:font-weight-asian="bold" fo:font-size="16pt" style:font-size-asian="16pt" style:font-size-complex="16pt" fo:language="en" fo:country="US"/>
    </style:style>
    <style:style style:name="T320" style:parent-style-name="Standardskrifttypeiafsnit" style:family="text">
      <style:text-properties fo:font-style="italic" style:font-style-asian="italic" fo:font-size="16pt" style:font-size-asian="16pt" style:font-size-complex="16pt" fo:language="en" fo:country="US"/>
    </style:style>
    <style:style style:name="T321" style:parent-style-name="Numatytasispastraiposšriftas" style:family="text">
      <style:text-properties fo:font-weight="bold" style:font-weight-asian="bold" fo:font-size="14pt" style:font-size-asian="14pt" style:font-size-complex="14pt" fo:language="en" fo:country="US"/>
    </style:style>
    <style:style style:name="T322" style:parent-style-name="Numatytasispastraiposšriftas" style:family="text">
      <style:text-properties fo:font-weight="bold" style:font-weight-asian="bold" fo:language="en" fo:country="US"/>
    </style:style>
    <style:style style:name="T323" style:parent-style-name="Numatytasispastraiposšriftas" style:family="text">
      <style:text-properties fo:language="en" fo:country="US"/>
    </style:style>
    <style:style style:name="T324" style:parent-style-name="Numatytasispastraiposšriftas" style:family="text">
      <style:text-properties fo:font-weight="bold" style:font-weight-asian="bold" fo:language="en" fo:country="US"/>
    </style:style>
    <style:style style:name="T325" style:parent-style-name="Numatytasispastraiposšriftas" style:family="text">
      <style:text-properties style:font-name="Noto Serif" fo:color="#000000"/>
    </style:style>
    <style:style style:name="T326" style:parent-style-name="Numatytasispastraiposšriftas" style:family="text">
      <style:text-properties style:font-name-complex="Calibri" fo:font-weight="bold" style:font-weight-asian="bold" fo:color="#000000" fo:font-size="14pt" style:font-size-asian="14pt"/>
    </style:style>
    <style:style style:name="T327" style:parent-style-name="Numatytasispastraiposšriftas" style:family="text">
      <style:text-properties style:font-name="Noto Serif" fo:color="#000000"/>
    </style:style>
    <style:style style:name="T328" style:parent-style-name="Numatytasispastraiposšriftas" style:family="text">
      <style:text-properties fo:font-weight="bold" style:font-weight-asian="bold" fo:font-size="14pt" style:font-size-asian="14pt" style:font-size-complex="14pt" fo:language="en" fo:country="US"/>
    </style:style>
    <style:style style:name="T329" style:parent-style-name="Numatytasispastraiposšriftas" style:family="text">
      <style:text-properties fo:language="en" fo:country="US"/>
    </style:style>
    <style:style style:name="T330" style:parent-style-name="Numatytasispastraiposšriftas" style:family="text">
      <style:text-properties style:font-name="Noto Serif" fo:color="#000000"/>
    </style:style>
    <style:style style:name="T331" style:parent-style-name="Standardskrifttypeiafsnit" style:family="text">
      <style:text-properties fo:font-weight="bold" style:font-weight-asian="bold" fo:font-size="14pt" style:font-size-asian="14pt" style:font-size-complex="14pt" fo:language="en" fo:country="US"/>
    </style:style>
    <style:style style:name="T332" style:parent-style-name="Standardskrifttypeiafsnit" style:family="text">
      <style:text-properties fo:font-weight="bold" style:font-weight-asian="bold" fo:language="en" fo:country="US"/>
    </style:style>
    <style:style style:name="T333" style:parent-style-name="Standardskrifttypeiafsnit" style:family="text">
      <style:text-properties fo:language="en" fo:country="US"/>
    </style:style>
    <style:style style:name="T334" style:parent-style-name="Numatytasispastraiposšriftas" style:family="text">
      <style:text-properties fo:font-weight="bold" style:font-weight-asian="bold" fo:font-size="14pt" style:font-size-asian="14pt" style:font-size-complex="14pt" fo:language="en" fo:country="US"/>
    </style:style>
    <style:style style:name="T335" style:parent-style-name="Numatytasispastraiposšriftas" style:family="text">
      <style:text-properties fo:font-weight="bold" style:font-weight-asian="bold" fo:language="en" fo:country="US"/>
    </style:style>
    <style:style style:name="T336" style:parent-style-name="Numatytasispastraiposšriftas" style:family="text">
      <style:text-properties fo:language="en" fo:country="US"/>
    </style:style>
    <style:style style:name="T337" style:parent-style-name="Numatytasispastraiposšriftas" style:family="text">
      <style:text-properties fo:font-weight="bold" style:font-weight-asian="bold" fo:language="en" fo:country="US"/>
    </style:style>
    <style:style style:name="T338" style:parent-style-name="Numatytasispastraiposšriftas" style:family="text">
      <style:text-properties style:font-name="Noto Serif" fo:color="#000000"/>
    </style:style>
    <style:style style:name="T339" style:parent-style-name="Standardskrifttypeiafsnit" style:family="text">
      <style:text-properties fo:font-weight="bold" style:font-weight-asian="bold" fo:font-size="14pt" style:font-size-asian="14pt" style:font-size-complex="14pt" fo:language="en" fo:country="US"/>
    </style:style>
    <style:style style:name="T340" style:parent-style-name="Standardskrifttypeiafsnit" style:family="text">
      <style:text-properties fo:font-weight="bold" style:font-weight-asian="bold" fo:language="en" fo:country="US"/>
    </style:style>
    <style:style style:name="T341" style:parent-style-name="Standardskrifttypeiafsnit" style:family="text">
      <style:text-properties fo:language="en" fo:country="US"/>
    </style:style>
    <style:style style:name="T342" style:parent-style-name="Standardskrifttypeiafsnit" style:family="text">
      <style:text-properties fo:language="en" fo:country="US"/>
    </style:style>
    <style:style style:name="T343" style:parent-style-name="Standardskrifttypeiafsnit" style:family="text">
      <style:text-properties fo:font-weight="bold" style:font-weight-asian="bold" fo:font-size="14pt" style:font-size-asian="14pt" style:font-size-complex="14pt" fo:language="en" fo:country="US"/>
    </style:style>
    <style:style style:name="T344" style:parent-style-name="Standardskrifttypeiafsnit" style:family="text">
      <style:text-properties fo:language="en" fo:country="US"/>
    </style:style>
    <style:style style:name="T345" style:parent-style-name="Standardskrifttypeiafsnit" style:family="text">
      <style:text-properties fo:font-weight="bold" style:font-weight-asian="bold" fo:font-size="14pt" style:font-size-asian="14pt" style:font-size-complex="14pt" fo:language="en" fo:country="US"/>
    </style:style>
    <style:style style:name="T346" style:parent-style-name="Standardskrifttypeiafsnit" style:family="text">
      <style:text-properties fo:font-weight="bold" style:font-weight-asian="bold" fo:language="en" fo:country="US"/>
    </style:style>
    <style:style style:name="T347" style:parent-style-name="Standardskrifttypeiafsnit" style:family="text">
      <style:text-properties fo:language="en" fo:country="US"/>
    </style:style>
    <style:style style:name="T348" style:parent-style-name="Standardskrifttypeiafsnit" style:family="text">
      <style:text-properties fo:font-weight="bold" style:font-weight-asian="bold" fo:font-size="14pt" style:font-size-asian="14pt" style:font-size-complex="14pt" fo:language="en" fo:country="US"/>
    </style:style>
    <style:style style:name="T349" style:parent-style-name="Standardskrifttypeiafsnit" style:family="text">
      <style:text-properties fo:font-weight="bold" style:font-weight-asian="bold" fo:language="en" fo:country="US"/>
    </style:style>
    <style:style style:name="T350" style:parent-style-name="Standardskrifttypeiafsnit" style:family="text">
      <style:text-properties fo:language="en" fo:country="US"/>
    </style:style>
    <style:style style:name="T351" style:parent-style-name="Standardskrifttypeiafsnit" style:family="text">
      <style:text-properties fo:language="en" fo:country="US"/>
    </style:style>
    <style:style style:name="T352" style:parent-style-name="Standardskrifttypeiafsnit" style:family="text">
      <style:text-properties fo:language="en" fo:country="US"/>
    </style:style>
    <style:style style:name="T353" style:parent-style-name="Standardskrifttypeiafsnit" style:family="text">
      <style:text-properties fo:language="en" fo:country="US"/>
    </style:style>
    <style:style style:name="T354" style:parent-style-name="Standardskrifttypeiafsnit" style:family="text">
      <style:text-properties fo:language="en" fo:country="US"/>
    </style:style>
    <style:style style:name="T355" style:parent-style-name="Standardskrifttypeiafsnit" style:family="text">
      <style:text-properties fo:language="en" fo:country="US"/>
    </style:style>
    <style:style style:name="T356" style:parent-style-name="Standardskrifttypeiafsnit" style:family="text">
      <style:text-properties fo:language="en" fo:country="US"/>
    </style:style>
    <style:style style:name="T357" style:parent-style-name="Standardskrifttypeiafsnit" style:family="text">
      <style:text-properties fo:font-weight="bold" style:font-weight-asian="bold" fo:font-size="14pt" style:font-size-asian="14pt" style:font-size-complex="14pt" fo:language="en" fo:country="US"/>
    </style:style>
    <style:style style:name="T358" style:parent-style-name="Standardskrifttypeiafsnit" style:family="text">
      <style:text-properties fo:font-weight="bold" style:font-weight-asian="bold" fo:language="en" fo:country="US"/>
    </style:style>
    <style:style style:name="T359" style:parent-style-name="Standardskrifttypeiafsnit" style:family="text">
      <style:text-properties fo:language="en" fo:country="US"/>
    </style:style>
    <style:style style:name="T360" style:parent-style-name="Numatytasispastraiposšriftas" style:family="text">
      <style:text-properties fo:font-weight="bold" style:font-weight-asian="bold" fo:font-size="14pt" style:font-size-asian="14pt" style:font-size-complex="14pt" fo:language="en" fo:country="US"/>
    </style:style>
    <style:style style:name="T361" style:parent-style-name="Numatytasispastraiposšriftas" style:family="text">
      <style:text-properties fo:font-weight="bold" style:font-weight-asian="bold" fo:font-size="14pt" style:font-size-asian="14pt" style:font-size-complex="14pt" fo:language="en" fo:country="US"/>
    </style:style>
    <style:style style:name="T362" style:parent-style-name="Numatytasispastraiposšriftas" style:family="text">
      <style:text-properties fo:font-weight="bold" style:font-weight-asian="bold" fo:language="en" fo:country="US"/>
    </style:style>
    <style:style style:name="T363" style:parent-style-name="Numatytasispastraiposšriftas" style:family="text">
      <style:text-properties fo:language="en" fo:country="US"/>
    </style:style>
    <style:style style:name="T364" style:parent-style-name="Numatytasispastraiposšriftas" style:family="text">
      <style:text-properties fo:font-weight="bold" style:font-weight-asian="bold" fo:font-size="14pt" style:font-size-asian="14pt" style:font-size-complex="14pt" fo:language="en" fo:country="US"/>
    </style:style>
    <style:style style:name="T365" style:parent-style-name="Numatytasispastraiposšriftas" style:family="text">
      <style:text-properties fo:font-weight="bold" style:font-weight-asian="bold" fo:language="en" fo:country="US"/>
    </style:style>
    <style:style style:name="T366" style:parent-style-name="Numatytasispastraiposšriftas" style:family="text">
      <style:text-properties fo:language="en" fo:country="US"/>
    </style:style>
    <style:style style:name="T367" style:parent-style-name="Numatytasispastraiposšriftas" style:family="text">
      <style:text-properties fo:language="en" fo:country="US"/>
    </style:style>
    <style:style style:name="T368" style:parent-style-name="Numatytasispastraiposšriftas" style:family="text">
      <style:text-properties style:font-name="Noto Serif" fo:color="#000000"/>
    </style:style>
    <style:style style:name="T369" style:parent-style-name="Standardskrifttypeiafsnit" style:family="text">
      <style:text-properties fo:font-weight="bold" style:font-weight-asian="bold" fo:font-size="16pt" style:font-size-asian="16pt" style:font-size-complex="16pt" fo:language="en" fo:country="US"/>
    </style:style>
    <style:style style:name="T370" style:parent-style-name="Standardskrifttypeiafsnit" style:family="text">
      <style:text-properties fo:font-style="italic" style:font-style-asian="italic" fo:font-size="16pt" style:font-size-asian="16pt" style:font-size-complex="16pt" fo:language="en" fo:country="US"/>
    </style:style>
    <style:style style:name="T371" style:parent-style-name="Numatytasispastraiposšriftas" style:family="text">
      <style:text-properties fo:font-weight="bold" style:font-weight-asian="bold" fo:font-size="14pt" style:font-size-asian="14pt" style:font-size-complex="14pt" fo:language="en" fo:country="US"/>
    </style:style>
    <style:style style:name="T372" style:parent-style-name="Numatytasispastraiposšriftas" style:family="text">
      <style:text-properties fo:font-weight="bold" style:font-weight-asian="bold" fo:language="en" fo:country="US"/>
    </style:style>
    <style:style style:name="T373" style:parent-style-name="Numatytasispastraiposšriftas" style:family="text">
      <style:text-properties fo:language="en" fo:country="US"/>
    </style:style>
    <style:style style:name="T374" style:parent-style-name="Numatytasispastraiposšriftas" style:family="text">
      <style:text-properties fo:font-weight="bold" style:font-weight-asian="bold" fo:language="en" fo:country="US"/>
    </style:style>
    <style:style style:name="T375" style:parent-style-name="Numatytasispastraiposšriftas" style:family="text">
      <style:text-properties style:font-name="Noto Serif" fo:color="#000000"/>
    </style:style>
    <style:style style:name="T376" style:parent-style-name="Numatytasispastraiposšriftas" style:family="text">
      <style:text-properties style:font-name-complex="Calibri" fo:font-weight="bold" style:font-weight-asian="bold" fo:color="#000000" fo:font-size="14pt" style:font-size-asian="14pt"/>
    </style:style>
    <style:style style:name="T377" style:parent-style-name="Numatytasispastraiposšriftas" style:family="text">
      <style:text-properties style:font-name="Noto Serif" fo:color="#000000"/>
    </style:style>
    <style:style style:name="T378" style:parent-style-name="Numatytasispastraiposšriftas" style:family="text">
      <style:text-properties fo:font-weight="bold" style:font-weight-asian="bold" fo:font-size="14pt" style:font-size-asian="14pt" style:font-size-complex="14pt" fo:language="en" fo:country="US"/>
    </style:style>
    <style:style style:name="T379" style:parent-style-name="Numatytasispastraiposšriftas" style:family="text">
      <style:text-properties fo:language="en" fo:country="US"/>
    </style:style>
    <style:style style:name="T380" style:parent-style-name="Numatytasispastraiposšriftas" style:family="text">
      <style:text-properties style:font-name="Noto Serif" fo:color="#000000"/>
    </style:style>
    <style:style style:name="T381" style:parent-style-name="Standardskrifttypeiafsnit" style:family="text">
      <style:text-properties fo:font-weight="bold" style:font-weight-asian="bold" fo:font-size="14pt" style:font-size-asian="14pt" style:font-size-complex="14pt" fo:language="en" fo:country="US"/>
    </style:style>
    <style:style style:name="T382" style:parent-style-name="Standardskrifttypeiafsnit" style:family="text">
      <style:text-properties fo:font-weight="bold" style:font-weight-asian="bold" fo:language="en" fo:country="US"/>
    </style:style>
    <style:style style:name="T383" style:parent-style-name="Standardskrifttypeiafsnit" style:family="text">
      <style:text-properties fo:language="en" fo:country="US"/>
    </style:style>
    <style:style style:name="T384" style:parent-style-name="Numatytasispastraiposšriftas" style:family="text">
      <style:text-properties fo:font-weight="bold" style:font-weight-asian="bold" fo:font-size="14pt" style:font-size-asian="14pt" style:font-size-complex="14pt" fo:language="en" fo:country="US"/>
    </style:style>
    <style:style style:name="T385" style:parent-style-name="Numatytasispastraiposšriftas" style:family="text">
      <style:text-properties fo:font-weight="bold" style:font-weight-asian="bold" fo:language="en" fo:country="US"/>
    </style:style>
    <style:style style:name="T386" style:parent-style-name="Numatytasispastraiposšriftas" style:family="text">
      <style:text-properties fo:language="en" fo:country="US"/>
    </style:style>
    <style:style style:name="T387" style:parent-style-name="Numatytasispastraiposšriftas" style:family="text">
      <style:text-properties fo:font-weight="bold" style:font-weight-asian="bold" fo:language="en" fo:country="US"/>
    </style:style>
    <style:style style:name="T388" style:parent-style-name="Numatytasispastraiposšriftas" style:family="text">
      <style:text-properties style:font-name="Noto Serif" fo:color="#000000"/>
    </style:style>
    <style:style style:name="T389" style:parent-style-name="Standardskrifttypeiafsnit" style:family="text">
      <style:text-properties fo:font-weight="bold" style:font-weight-asian="bold" fo:font-size="14pt" style:font-size-asian="14pt" style:font-size-complex="14pt" fo:language="en" fo:country="US"/>
    </style:style>
    <style:style style:name="T390" style:parent-style-name="Standardskrifttypeiafsnit" style:family="text">
      <style:text-properties fo:font-weight="bold" style:font-weight-asian="bold" fo:language="en" fo:country="US"/>
    </style:style>
    <style:style style:name="T391" style:parent-style-name="Standardskrifttypeiafsnit" style:family="text">
      <style:text-properties fo:language="en" fo:country="US"/>
    </style:style>
    <style:style style:name="T392" style:parent-style-name="Standardskrifttypeiafsnit" style:family="text">
      <style:text-properties fo:font-weight="bold" style:font-weight-asian="bold" fo:font-size="14pt" style:font-size-asian="14pt" style:font-size-complex="14pt" fo:language="en" fo:country="US"/>
    </style:style>
    <style:style style:name="T393" style:parent-style-name="Standardskrifttypeiafsnit" style:family="text">
      <style:text-properties fo:language="en" fo:country="US"/>
    </style:style>
    <style:style style:name="T394" style:parent-style-name="Standardskrifttypeiafsnit" style:family="text">
      <style:text-properties fo:font-weight="bold" style:font-weight-asian="bold" fo:font-size="14pt" style:font-size-asian="14pt" style:font-size-complex="14pt" fo:language="en" fo:country="US"/>
    </style:style>
    <style:style style:name="T395" style:parent-style-name="Standardskrifttypeiafsnit" style:family="text">
      <style:text-properties fo:font-weight="bold" style:font-weight-asian="bold" fo:language="en" fo:country="US"/>
    </style:style>
    <style:style style:name="T396" style:parent-style-name="Standardskrifttypeiafsnit" style:family="text">
      <style:text-properties fo:language="en" fo:country="US"/>
    </style:style>
    <style:style style:name="T397" style:parent-style-name="Standardskrifttypeiafsnit" style:family="text">
      <style:text-properties fo:font-weight="bold" style:font-weight-asian="bold" fo:font-size="14pt" style:font-size-asian="14pt" style:font-size-complex="14pt" fo:language="en" fo:country="US"/>
    </style:style>
    <style:style style:name="T398" style:parent-style-name="Standardskrifttypeiafsnit" style:family="text">
      <style:text-properties fo:font-weight="bold" style:font-weight-asian="bold" fo:language="en" fo:country="US"/>
    </style:style>
    <style:style style:name="T399" style:parent-style-name="Standardskrifttypeiafsnit" style:family="text">
      <style:text-properties fo:language="en" fo:country="US"/>
    </style:style>
    <style:style style:name="T400" style:parent-style-name="Standardskrifttypeiafsnit" style:family="text">
      <style:text-properties fo:font-weight="bold" style:font-weight-asian="bold" fo:font-size="14pt" style:font-size-asian="14pt" style:font-size-complex="14pt" fo:language="en" fo:country="US"/>
    </style:style>
    <style:style style:name="T401" style:parent-style-name="Standardskrifttypeiafsnit" style:family="text">
      <style:text-properties fo:font-weight="bold" style:font-weight-asian="bold" fo:language="en" fo:country="US"/>
    </style:style>
    <style:style style:name="T402" style:parent-style-name="Standardskrifttypeiafsnit" style:family="text">
      <style:text-properties fo:language="en" fo:country="US"/>
    </style:style>
    <style:style style:name="T403" style:parent-style-name="Numatytasispastraiposšriftas" style:family="text">
      <style:text-properties fo:font-weight="bold" style:font-weight-asian="bold" fo:font-size="14pt" style:font-size-asian="14pt" style:font-size-complex="14pt" fo:language="en" fo:country="US"/>
    </style:style>
    <style:style style:name="T404" style:parent-style-name="Numatytasispastraiposšriftas" style:family="text">
      <style:text-properties fo:font-weight="bold" style:font-weight-asian="bold" fo:language="en" fo:country="US"/>
    </style:style>
    <style:style style:name="T405" style:parent-style-name="Numatytasispastraiposšriftas" style:family="text">
      <style:text-properties fo:language="en" fo:country="US"/>
    </style:style>
    <style:style style:name="T406" style:parent-style-name="Numatytasispastraiposšriftas" style:family="text">
      <style:text-properties fo:font-weight="bold" style:font-weight-asian="bold" fo:font-size="14pt" style:font-size-asian="14pt" style:font-size-complex="14pt" fo:language="en" fo:country="US"/>
    </style:style>
    <style:style style:name="T407" style:parent-style-name="Numatytasispastraiposšriftas" style:family="text">
      <style:text-properties fo:font-weight="bold" style:font-weight-asian="bold" fo:language="en" fo:country="US"/>
    </style:style>
    <style:style style:name="T408" style:parent-style-name="Numatytasispastraiposšriftas" style:family="text">
      <style:text-properties fo:language="en" fo:country="US"/>
    </style:style>
    <style:style style:name="T409" style:parent-style-name="Numatytasispastraiposšriftas" style:family="text">
      <style:text-properties style:font-name="Noto Serif" fo:color="#000000"/>
    </style:style>
    <style:style style:name="T410" style:parent-style-name="Numatytasispastraiposšriftas" style:family="text">
      <style:text-properties style:font-name="Noto Serif" fo:color="#000000"/>
    </style:style>
    <style:style style:name="P411" style:parent-style-name="Įprastasis" style:family="paragraph">
      <style:text-properties style:font-name="Noto Serif" fo:color="#000000"/>
    </style:style>
    <style:style style:name="P412" style:parent-style-name="Įprastasis" style:family="paragraph">
      <style:text-properties style:font-name="Noto Serif" fo:color="#000000"/>
    </style:style>
    <style:style style:name="P413" style:parent-style-name="Įprastasis" style:family="paragraph">
      <style:text-properties style:font-name="Noto Serif" fo:color="#000000"/>
    </style:style>
    <style:style style:name="P414" style:parent-style-name="Įprastasis" style:family="paragraph">
      <style:text-properties style:font-name="Noto Serif" fo:color="#000000"/>
    </style:style>
    <style:style style:name="P415" style:parent-style-name="Įprastasis" style:family="paragraph">
      <style:text-properties style:font-name="Noto Serif" fo:color="#000000"/>
    </style:style>
    <style:style style:name="P416" style:parent-style-name="Įprastasis" style:family="paragraph">
      <style:text-properties style:font-name="Noto Serif" fo:color="#000000"/>
    </style:style>
    <style:style style:name="P417" style:parent-style-name="Įprastasis" style:family="paragraph">
      <style:text-properties style:font-name="Noto Serif" fo:color="#000000"/>
    </style:style>
    <style:style style:name="P418" style:parent-style-name="Įprastasis" style:family="paragraph">
      <style:text-properties style:font-name="Noto Serif" fo:color="#000000"/>
    </style:style>
    <style:style style:name="P419" style:parent-style-name="Įprastasis" style:family="paragraph">
      <style:text-properties style:font-name="Noto Serif" fo:color="#000000"/>
    </style:style>
    <style:style style:name="P420" style:parent-style-name="Įprastasis" style:family="paragraph">
      <style:text-properties style:font-name="Noto Serif" fo:color="#000000"/>
    </style:style>
    <style:style style:name="T421" style:parent-style-name="Standardskrifttypeiafsnit" style:family="text">
      <style:text-properties fo:font-weight="bold" style:font-weight-asian="bold" fo:font-size="16pt" style:font-size-asian="16pt" style:font-size-complex="16pt" fo:language="en" fo:country="US"/>
    </style:style>
    <style:style style:name="T422" style:parent-style-name="Standardskrifttypeiafsnit" style:family="text">
      <style:text-properties fo:font-style="italic" style:font-style-asian="italic" fo:font-size="16pt" style:font-size-asian="16pt" style:font-size-complex="16pt" fo:language="en" fo:country="US"/>
    </style:style>
    <style:style style:name="T423" style:parent-style-name="Numatytasispastraiposšriftas" style:family="text">
      <style:text-properties fo:font-weight="bold" style:font-weight-asian="bold" fo:font-size="14pt" style:font-size-asian="14pt" style:font-size-complex="14pt" fo:language="en" fo:country="US"/>
    </style:style>
    <style:style style:name="T424" style:parent-style-name="Numatytasispastraiposšriftas" style:family="text">
      <style:text-properties fo:font-weight="bold" style:font-weight-asian="bold" fo:language="en" fo:country="US"/>
    </style:style>
    <style:style style:name="T425" style:parent-style-name="Numatytasispastraiposšriftas" style:family="text">
      <style:text-properties fo:language="en" fo:country="US"/>
    </style:style>
    <style:style style:name="T426" style:parent-style-name="Numatytasispastraiposšriftas" style:family="text">
      <style:text-properties fo:font-weight="bold" style:font-weight-asian="bold" fo:language="en" fo:country="US"/>
    </style:style>
    <style:style style:name="T427" style:parent-style-name="Numatytasispastraiposšriftas" style:family="text">
      <style:text-properties style:font-name="Noto Serif" fo:color="#000000"/>
    </style:style>
    <style:style style:name="T428" style:parent-style-name="Numatytasispastraiposšriftas" style:family="text">
      <style:text-properties style:font-name-complex="Calibri" fo:font-weight="bold" style:font-weight-asian="bold" fo:color="#000000" fo:font-size="14pt" style:font-size-asian="14pt"/>
    </style:style>
    <style:style style:name="T429" style:parent-style-name="Numatytasispastraiposšriftas" style:family="text">
      <style:text-properties style:font-name="Noto Serif" fo:color="#000000"/>
    </style:style>
    <style:style style:name="T430" style:parent-style-name="Numatytasispastraiposšriftas" style:family="text">
      <style:text-properties fo:font-weight="bold" style:font-weight-asian="bold" fo:font-size="14pt" style:font-size-asian="14pt" style:font-size-complex="14pt" fo:language="en" fo:country="US"/>
    </style:style>
    <style:style style:name="T431" style:parent-style-name="Numatytasispastraiposšriftas" style:family="text">
      <style:text-properties fo:language="en" fo:country="US"/>
    </style:style>
    <style:style style:name="T432" style:parent-style-name="Numatytasispastraiposšriftas" style:family="text">
      <style:text-properties style:font-name="Noto Serif" fo:color="#000000"/>
    </style:style>
    <style:style style:name="T433" style:parent-style-name="Standardskrifttypeiafsnit" style:family="text">
      <style:text-properties fo:font-weight="bold" style:font-weight-asian="bold" fo:font-size="14pt" style:font-size-asian="14pt" style:font-size-complex="14pt" fo:language="en" fo:country="US"/>
    </style:style>
    <style:style style:name="T434" style:parent-style-name="Standardskrifttypeiafsnit" style:family="text">
      <style:text-properties fo:font-weight="bold" style:font-weight-asian="bold" fo:language="en" fo:country="US"/>
    </style:style>
    <style:style style:name="T435" style:parent-style-name="Standardskrifttypeiafsnit" style:family="text">
      <style:text-properties fo:language="en" fo:country="US"/>
    </style:style>
    <style:style style:name="T436" style:parent-style-name="Numatytasispastraiposšriftas" style:family="text">
      <style:text-properties fo:font-weight="bold" style:font-weight-asian="bold" fo:font-size="14pt" style:font-size-asian="14pt" style:font-size-complex="14pt" fo:language="en" fo:country="US"/>
    </style:style>
    <style:style style:name="T437" style:parent-style-name="Numatytasispastraiposšriftas" style:family="text">
      <style:text-properties fo:font-weight="bold" style:font-weight-asian="bold" fo:language="en" fo:country="US"/>
    </style:style>
    <style:style style:name="T438" style:parent-style-name="Numatytasispastraiposšriftas" style:family="text">
      <style:text-properties fo:language="en" fo:country="US"/>
    </style:style>
    <style:style style:name="T439" style:parent-style-name="Numatytasispastraiposšriftas" style:family="text">
      <style:text-properties fo:font-weight="bold" style:font-weight-asian="bold" fo:language="en" fo:country="US"/>
    </style:style>
    <style:style style:name="T440" style:parent-style-name="Numatytasispastraiposšriftas" style:family="text">
      <style:text-properties style:font-name="Noto Serif" fo:color="#000000"/>
    </style:style>
    <style:style style:name="T441" style:parent-style-name="Standardskrifttypeiafsnit" style:family="text">
      <style:text-properties fo:font-weight="bold" style:font-weight-asian="bold" fo:font-size="14pt" style:font-size-asian="14pt" style:font-size-complex="14pt" fo:language="en" fo:country="US"/>
    </style:style>
    <style:style style:name="T442" style:parent-style-name="Standardskrifttypeiafsnit" style:family="text">
      <style:text-properties fo:font-weight="bold" style:font-weight-asian="bold" fo:language="en" fo:country="US"/>
    </style:style>
    <style:style style:name="T443" style:parent-style-name="Standardskrifttypeiafsnit" style:family="text">
      <style:text-properties fo:language="en" fo:country="US"/>
    </style:style>
    <style:style style:name="T444" style:parent-style-name="Standardskrifttypeiafsnit" style:family="text">
      <style:text-properties fo:font-weight="bold" style:font-weight-asian="bold" fo:font-size="14pt" style:font-size-asian="14pt" style:font-size-complex="14pt" fo:language="en" fo:country="US"/>
    </style:style>
    <style:style style:name="T445" style:parent-style-name="Standardskrifttypeiafsnit" style:family="text">
      <style:text-properties fo:language="en" fo:country="US"/>
    </style:style>
    <style:style style:name="T446" style:parent-style-name="Standardskrifttypeiafsnit" style:family="text">
      <style:text-properties fo:font-weight="bold" style:font-weight-asian="bold" fo:font-size="14pt" style:font-size-asian="14pt" style:font-size-complex="14pt" fo:language="en" fo:country="US"/>
    </style:style>
    <style:style style:name="T447" style:parent-style-name="Standardskrifttypeiafsnit" style:family="text">
      <style:text-properties fo:font-weight="bold" style:font-weight-asian="bold" fo:language="en" fo:country="US"/>
    </style:style>
    <style:style style:name="T448" style:parent-style-name="Standardskrifttypeiafsnit" style:family="text">
      <style:text-properties fo:language="en" fo:country="US"/>
    </style:style>
    <style:style style:name="T449" style:parent-style-name="Standardskrifttypeiafsnit" style:family="text">
      <style:text-properties fo:font-weight="bold" style:font-weight-asian="bold" fo:font-size="14pt" style:font-size-asian="14pt" style:font-size-complex="14pt" fo:language="en" fo:country="US"/>
    </style:style>
    <style:style style:name="T450" style:parent-style-name="Standardskrifttypeiafsnit" style:family="text">
      <style:text-properties fo:font-weight="bold" style:font-weight-asian="bold" fo:language="en" fo:country="US"/>
    </style:style>
    <style:style style:name="T451" style:parent-style-name="Standardskrifttypeiafsnit" style:family="text">
      <style:text-properties fo:language="en" fo:country="US"/>
    </style:style>
    <style:style style:name="T452" style:parent-style-name="Standardskrifttypeiafsnit" style:family="text">
      <style:text-properties fo:font-weight="bold" style:font-weight-asian="bold" fo:font-size="14pt" style:font-size-asian="14pt" style:font-size-complex="14pt" fo:language="en" fo:country="US"/>
    </style:style>
    <style:style style:name="T453" style:parent-style-name="Standardskrifttypeiafsnit" style:family="text">
      <style:text-properties fo:font-weight="bold" style:font-weight-asian="bold" fo:language="en" fo:country="US"/>
    </style:style>
    <style:style style:name="T454" style:parent-style-name="Standardskrifttypeiafsnit" style:family="text">
      <style:text-properties fo:language="en" fo:country="US"/>
    </style:style>
    <style:style style:name="T455" style:parent-style-name="Numatytasispastraiposšriftas" style:family="text">
      <style:text-properties fo:font-weight="bold" style:font-weight-asian="bold" fo:font-size="14pt" style:font-size-asian="14pt" style:font-size-complex="14pt" fo:language="en" fo:country="US"/>
    </style:style>
    <style:style style:name="T456" style:parent-style-name="Numatytasispastraiposšriftas" style:family="text">
      <style:text-properties fo:font-weight="bold" style:font-weight-asian="bold" fo:language="en" fo:country="US"/>
    </style:style>
    <style:style style:name="T457" style:parent-style-name="Numatytasispastraiposšriftas" style:family="text">
      <style:text-properties fo:language="en" fo:country="US"/>
    </style:style>
    <style:style style:name="T458" style:parent-style-name="Numatytasispastraiposšriftas" style:family="text">
      <style:text-properties fo:font-weight="bold" style:font-weight-asian="bold" fo:font-size="14pt" style:font-size-asian="14pt" style:font-size-complex="14pt" fo:language="en" fo:country="US"/>
    </style:style>
    <style:style style:name="T459" style:parent-style-name="Numatytasispastraiposšriftas" style:family="text">
      <style:text-properties fo:font-weight="bold" style:font-weight-asian="bold" fo:language="en" fo:country="US"/>
    </style:style>
    <style:style style:name="T460" style:parent-style-name="Numatytasispastraiposšriftas" style:family="text">
      <style:text-properties fo:language="en" fo:country="US"/>
    </style:style>
    <style:style style:name="T461" style:parent-style-name="Numatytasispastraiposšriftas" style:family="text">
      <style:text-properties style:font-name="Noto Serif" fo:color="#000000"/>
    </style:style>
    <style:style style:name="P462" style:parent-style-name="Įprastasis" style:family="paragraph">
      <style:text-properties style:font-name="Noto Serif" fo:color="#000000"/>
    </style:style>
    <style:style style:name="P463" style:parent-style-name="Įprastasis" style:family="paragraph">
      <style:text-properties style:font-name="Noto Serif" fo:color="#000000"/>
    </style:style>
    <style:style style:name="P464" style:parent-style-name="Įprastasis" style:family="paragraph">
      <style:text-properties style:font-name="Noto Serif" fo:color="#000000"/>
    </style:style>
    <style:style style:name="P465" style:parent-style-name="Įprastasis" style:family="paragraph">
      <style:text-properties style:font-name="Noto Serif" fo:color="#000000"/>
    </style:style>
    <style:style style:name="P466" style:parent-style-name="Įprastasis" style:family="paragraph">
      <style:text-properties style:font-name="Noto Serif" fo:color="#000000"/>
    </style:style>
    <style:style style:name="P467" style:parent-style-name="Įprastasis" style:family="paragraph">
      <style:text-properties style:font-name="Noto Serif" fo:color="#000000"/>
    </style:style>
    <style:style style:name="P468" style:parent-style-name="Įprastasis" style:family="paragraph">
      <style:text-properties style:font-name="Noto Serif" fo:color="#000000"/>
    </style:style>
    <style:style style:name="P469" style:parent-style-name="Įprastasis" style:family="paragraph">
      <style:text-properties style:font-name="Noto Serif" fo:color="#000000"/>
    </style:style>
    <style:style style:name="P470" style:parent-style-name="Įprastasis" style:family="paragraph">
      <style:text-properties style:font-name="Noto Serif" fo:color="#000000"/>
    </style:style>
    <style:style style:name="P471" style:parent-style-name="Įprastasis" style:family="paragraph">
      <style:text-properties style:font-name="Noto Serif" fo:color="#000000"/>
    </style:style>
    <style:style style:name="P472" style:parent-style-name="Įprastasis" style:family="paragraph">
      <style:text-properties style:font-name="Noto Serif" fo:color="#000000"/>
    </style:style>
    <style:style style:name="T473" style:parent-style-name="Standardskrifttypeiafsnit" style:family="text">
      <style:text-properties fo:font-weight="bold" style:font-weight-asian="bold" fo:font-size="16pt" style:font-size-asian="16pt" style:font-size-complex="16pt" fo:language="en" fo:country="US"/>
    </style:style>
    <style:style style:name="T474" style:parent-style-name="Standardskrifttypeiafsnit" style:family="text">
      <style:text-properties fo:font-style="italic" style:font-style-asian="italic" fo:font-size="16pt" style:font-size-asian="16pt" style:font-size-complex="16pt" fo:language="en" fo:country="US"/>
    </style:style>
    <style:style style:name="T475" style:parent-style-name="Numatytasispastraiposšriftas" style:family="text">
      <style:text-properties fo:font-weight="bold" style:font-weight-asian="bold" fo:font-size="14pt" style:font-size-asian="14pt" style:font-size-complex="14pt" fo:language="en" fo:country="US"/>
    </style:style>
    <style:style style:name="T476" style:parent-style-name="Numatytasispastraiposšriftas" style:family="text">
      <style:text-properties fo:font-weight="bold" style:font-weight-asian="bold" fo:language="en" fo:country="US"/>
    </style:style>
    <style:style style:name="T477" style:parent-style-name="Numatytasispastraiposšriftas" style:family="text">
      <style:text-properties fo:language="en" fo:country="US"/>
    </style:style>
    <style:style style:name="T478" style:parent-style-name="Numatytasispastraiposšriftas" style:family="text">
      <style:text-properties fo:font-weight="bold" style:font-weight-asian="bold" fo:language="en" fo:country="US"/>
    </style:style>
    <style:style style:name="T479" style:parent-style-name="Numatytasispastraiposšriftas" style:family="text">
      <style:text-properties style:font-name="Noto Serif" fo:color="#000000"/>
    </style:style>
    <style:style style:name="T480" style:parent-style-name="Numatytasispastraiposšriftas" style:family="text">
      <style:text-properties style:font-name-complex="Calibri" fo:font-weight="bold" style:font-weight-asian="bold" fo:color="#000000" fo:font-size="14pt" style:font-size-asian="14pt"/>
    </style:style>
    <style:style style:name="T481" style:parent-style-name="Numatytasispastraiposšriftas" style:family="text">
      <style:text-properties style:font-name="Noto Serif" fo:color="#000000"/>
    </style:style>
    <style:style style:name="T482" style:parent-style-name="Numatytasispastraiposšriftas" style:family="text">
      <style:text-properties fo:font-weight="bold" style:font-weight-asian="bold" fo:font-size="14pt" style:font-size-asian="14pt" style:font-size-complex="14pt" fo:language="en" fo:country="US"/>
    </style:style>
    <style:style style:name="T483" style:parent-style-name="Numatytasispastraiposšriftas" style:family="text">
      <style:text-properties fo:language="en" fo:country="US"/>
    </style:style>
    <style:style style:name="T484" style:parent-style-name="Numatytasispastraiposšriftas" style:family="text">
      <style:text-properties style:font-name="Noto Serif" fo:color="#000000"/>
    </style:style>
    <style:style style:name="T485" style:parent-style-name="Standardskrifttypeiafsnit" style:family="text">
      <style:text-properties fo:font-weight="bold" style:font-weight-asian="bold" fo:font-size="14pt" style:font-size-asian="14pt" style:font-size-complex="14pt" fo:language="en" fo:country="US"/>
    </style:style>
    <style:style style:name="T486" style:parent-style-name="Standardskrifttypeiafsnit" style:family="text">
      <style:text-properties fo:font-weight="bold" style:font-weight-asian="bold" fo:language="en" fo:country="US"/>
    </style:style>
    <style:style style:name="T487" style:parent-style-name="Standardskrifttypeiafsnit" style:family="text">
      <style:text-properties fo:language="en" fo:country="US"/>
    </style:style>
    <style:style style:name="T488" style:parent-style-name="Numatytasispastraiposšriftas" style:family="text">
      <style:text-properties fo:font-weight="bold" style:font-weight-asian="bold" fo:font-size="14pt" style:font-size-asian="14pt" style:font-size-complex="14pt" fo:language="en" fo:country="US"/>
    </style:style>
    <style:style style:name="T489" style:parent-style-name="Numatytasispastraiposšriftas" style:family="text">
      <style:text-properties fo:font-weight="bold" style:font-weight-asian="bold" fo:language="en" fo:country="US"/>
    </style:style>
    <style:style style:name="T490" style:parent-style-name="Numatytasispastraiposšriftas" style:family="text">
      <style:text-properties fo:language="en" fo:country="US"/>
    </style:style>
    <style:style style:name="T491" style:parent-style-name="Numatytasispastraiposšriftas" style:family="text">
      <style:text-properties fo:font-weight="bold" style:font-weight-asian="bold" fo:language="en" fo:country="US"/>
    </style:style>
    <style:style style:name="T492" style:parent-style-name="Numatytasispastraiposšriftas" style:family="text">
      <style:text-properties style:font-name="Noto Serif" fo:color="#000000"/>
    </style:style>
    <style:style style:name="T493" style:parent-style-name="Standardskrifttypeiafsnit" style:family="text">
      <style:text-properties fo:font-weight="bold" style:font-weight-asian="bold" fo:font-size="14pt" style:font-size-asian="14pt" style:font-size-complex="14pt" fo:language="en" fo:country="US"/>
    </style:style>
    <style:style style:name="T494" style:parent-style-name="Standardskrifttypeiafsnit" style:family="text">
      <style:text-properties fo:font-weight="bold" style:font-weight-asian="bold" fo:language="en" fo:country="US"/>
    </style:style>
    <style:style style:name="T495" style:parent-style-name="Standardskrifttypeiafsnit" style:family="text">
      <style:text-properties fo:language="en" fo:country="US"/>
    </style:style>
    <style:style style:name="T496" style:parent-style-name="Standardskrifttypeiafsnit" style:family="text">
      <style:text-properties fo:font-weight="bold" style:font-weight-asian="bold" fo:font-size="14pt" style:font-size-asian="14pt" style:font-size-complex="14pt" fo:language="en" fo:country="US"/>
    </style:style>
    <style:style style:name="T497" style:parent-style-name="Standardskrifttypeiafsnit" style:family="text">
      <style:text-properties fo:language="en" fo:country="US"/>
    </style:style>
    <style:style style:name="T498" style:parent-style-name="Numatytasispastraiposšriftas" style:family="text">
      <style:text-properties fo:language="en" fo:country="US"/>
    </style:style>
    <style:style style:name="T499" style:parent-style-name="Numatytasispastraiposšriftas" style:family="text">
      <style:text-properties style:font-name="Noto Serif" fo:color="#000000"/>
    </style:style>
    <style:style style:name="T500" style:parent-style-name="Standardskrifttypeiafsnit" style:family="text">
      <style:text-properties fo:font-weight="bold" style:font-weight-asian="bold" fo:font-size="14pt" style:font-size-asian="14pt" style:font-size-complex="14pt" fo:language="en" fo:country="US"/>
    </style:style>
    <style:style style:name="T501" style:parent-style-name="Standardskrifttypeiafsnit" style:family="text">
      <style:text-properties fo:font-weight="bold" style:font-weight-asian="bold" fo:language="en" fo:country="US"/>
    </style:style>
    <style:style style:name="T502" style:parent-style-name="Standardskrifttypeiafsnit" style:family="text">
      <style:text-properties fo:language="en" fo:country="US"/>
    </style:style>
    <style:style style:name="T503" style:parent-style-name="Standardskrifttypeiafsnit" style:family="text">
      <style:text-properties fo:language="en" fo:country="US"/>
    </style:style>
    <style:style style:name="T504" style:parent-style-name="Standardskrifttypeiafsnit" style:family="text">
      <style:text-properties fo:font-weight="bold" style:font-weight-asian="bold" fo:font-size="14pt" style:font-size-asian="14pt" style:font-size-complex="14pt" fo:language="en" fo:country="US"/>
    </style:style>
    <style:style style:name="T505" style:parent-style-name="Standardskrifttypeiafsnit" style:family="text">
      <style:text-properties fo:language="en" fo:country="US"/>
    </style:style>
    <style:style style:name="T506" style:parent-style-name="Standardskrifttypeiafsnit" style:family="text">
      <style:text-properties fo:language="en" fo:country="US"/>
    </style:style>
    <style:style style:name="T507" style:parent-style-name="Standardskrifttypeiafsnit" style:family="text">
      <style:text-properties fo:font-weight="bold" style:font-weight-asian="bold" fo:font-size="14pt" style:font-size-asian="14pt" style:font-size-complex="14pt" fo:language="en" fo:country="US"/>
    </style:style>
    <style:style style:name="T508" style:parent-style-name="Standardskrifttypeiafsnit" style:family="text">
      <style:text-properties fo:font-weight="bold" style:font-weight-asian="bold" fo:language="en" fo:country="US"/>
    </style:style>
    <style:style style:name="T509" style:parent-style-name="Standardskrifttypeiafsnit" style:family="text">
      <style:text-properties fo:language="en" fo:country="US"/>
    </style:style>
    <style:style style:name="T510" style:parent-style-name="Numatytasispastraiposšriftas" style:family="text">
      <style:text-properties fo:font-weight="bold" style:font-weight-asian="bold" fo:font-size="14pt" style:font-size-asian="14pt" style:font-size-complex="14pt" fo:language="en" fo:country="US"/>
    </style:style>
    <style:style style:name="T511" style:parent-style-name="Numatytasispastraiposšriftas" style:family="text">
      <style:text-properties fo:font-weight="bold" style:font-weight-asian="bold" fo:language="en" fo:country="US"/>
    </style:style>
    <style:style style:name="T512" style:parent-style-name="Numatytasispastraiposšriftas" style:family="text">
      <style:text-properties fo:language="en" fo:country="US"/>
    </style:style>
    <style:style style:name="T513" style:parent-style-name="Numatytasispastraiposšriftas" style:family="text">
      <style:text-properties fo:font-weight="bold" style:font-weight-asian="bold" fo:font-size="14pt" style:font-size-asian="14pt" style:font-size-complex="14pt" fo:language="en" fo:country="US"/>
    </style:style>
    <style:style style:name="T514" style:parent-style-name="Numatytasispastraiposšriftas" style:family="text">
      <style:text-properties fo:font-weight="bold" style:font-weight-asian="bold" fo:language="en" fo:country="US"/>
    </style:style>
    <style:style style:name="T515" style:parent-style-name="Numatytasispastraiposšriftas" style:family="text">
      <style:text-properties fo:language="en" fo:country="US"/>
    </style:style>
    <style:style style:name="T516" style:parent-style-name="Numatytasispastraiposšriftas" style:family="text">
      <style:text-properties fo:language="en" fo:country="US"/>
    </style:style>
    <style:style style:name="T517" style:parent-style-name="Numatytasispastraiposšriftas" style:family="text">
      <style:text-properties fo:language="en" fo:country="US"/>
    </style:style>
    <style:style style:name="T518" style:parent-style-name="Numatytasispastraiposšriftas" style:family="text">
      <style:text-properties style:font-name="Noto Serif" fo:color="#000000"/>
    </style:style>
  </office:automatic-styles>
  <office:body>
    <office:text text:use-soft-page-breaks="true">
      <text:p text:style-name="P1">Use cases:</text:p>
      <text:p text:style-name="P2"/>
      <text:p text:style-name="P3"/>
      <text:p text:style-name="Įprastasis"><text:span text:style-name="T4">Name:<text:s/></text:span><text:span text:style-name="T5">Add resident</text:span></text:p>
      <text:p text:style-name="Įprastasis"><text:span text:style-name="T6">Primary actor</text:span><text:span text:style-name="T7">:<text:s/></text:span><text:span text:style-name="T8">Person (user) living in</text:span><text:span text:style-name="T9"><text:s/></text:span><text:span text:style-name="T10">Østebanehus</text:span></text:p>
      <text:p text:style-name="Įprastasis"><text:span text:style-name="T11">Secondary actor</text:span><text:span text:style-name="T12">: Board member living in Østebanehus</text:span></text:p>
      <text:p text:style-name="Įprastasis"><text:span text:style-name="T13">Scope</text:span><text:span text:style-name="T14">: Universal windows app -<text:s/></text:span><text:span text:style-name="T15">Østebanehus</text:span></text:p>
      <text:p text:style-name="Įprastasis"><text:span text:style-name="T16">Level</text:span><text:span text:style-name="T17">:</text:span><text:span text:style-name="T18"><text:s/></text:span><text:span text:style-name="T19">User goals. Actor is trying to get something done</text:span></text:p>
      <text:p text:style-name="Įprastasis"><text:span text:style-name="T20">Stakeholders and interests</text:span><text:span text:style-name="T21">:<text:s/></text:span><text:span text:style-name="T22">People living in</text:span><text:span text:style-name="T23"><text:s/></text:span><text:span text:style-name="T24">Østebanehus, BeckIT company</text:span></text:p>
      <text:p text:style-name="Įprastasis"><text:span text:style-name="T25">Preconditions</text:span><text:span text:style-name="T26">:<text:s/></text:span><text:span text:style-name="T27">Apps starts, user or board member logs in and successfully navigates to the add resident page</text:span></text:p>
      <text:p text:style-name="Įprastasis"><text:span text:style-name="T28">Triggers</text:span><text:span text:style-name="T29">: New resident<text:s/></text:span><text:span text:style-name="T30">has moved in to the apartment</text:span></text:p>
      <text:p text:style-name="Įprastasis"><text:span text:style-name="T31">Success Guarantee</text:span><text:span text:style-name="T32">:<text:s/></text:span><text:span text:style-name="T33">New resident is successfully assigned to the apartment. Updated view with the new user is shown.</text:span></text:p>
      <text:p text:style-name="Įprastasis"><text:span text:style-name="T34">Main success Scenario</text:span><text:span text:style-name="T35">:<text:s/></text:span><text:span text:style-name="T36">User or board member selects ‘Add resident’, new page opens and user or board member fi</text:span><text:span text:style-name="T37">lls fields with information regarding new resident. Then he clicks ‘create’, app adds new resident to the list and displays a message box ‘New resident has been successfully added’</text:span></text:p>
      <text:p text:style-name="Įprastasis"><text:span text:style-name="T38">Extension</text:span><text:span text:style-name="T39">:<text:s/></text:span><text:span text:style-name="T40">Ability to view residents and owners living in the current apartment. Ability to go back to the main menu page. Also, ability to view pictures, comments and description of other, already existing, defects</text:span><text:span text:style-name="T41"><text:s/></text:span></text:p>
      <text:p text:style-name="Įprastasis"><text:span text:style-name="T42">Special requirements</text:span><text:span text:style-name="T43">:<text:s/></text:span><text:span text:style-name="T44">Universal windows app, serialization to JSON, web API, Database, usage of GRASP patterns</text:span></text:p>
      <text:p text:style-name="Įprastasis"><text:span text:style-name="T45">Frequency of occurrence</text:span><text:span text:style-name="T46">:<text:s/></text:span><text:span text:style-name="T47">Based on the residents of<text:s/></text:span><text:span text:style-name="T48">Østebanehus</text:span></text:p>
      <text:p text:style-name="P49"/>
      <text:p text:style-name="P50"/>
      <text:p text:style-name="P51"/>
      <text:p text:style-name="P52"/>
      <text:p text:style-name="P53"/>
      <text:p text:style-name="P54"/>
      <text:p text:style-name="P55"/>
      <text:p text:style-name="Įprastasis"><text:span text:style-name="T56">Name:<text:s/></text:span><text:span text:style-name="T57">Remove resident</text:span></text:p>
      <text:p text:style-name="Įprastasis"><text:span text:style-name="T58">Primary actor</text:span><text:span text:style-name="T59">:</text:span><text:span text:style-name="T60"><text:s/></text:span><text:span text:style-name="T61">Person (user) living in</text:span><text:span text:style-name="T62"><text:s/></text:span><text:span text:style-name="T63">Østebanehus</text:span><text:span text:style-name="T64"><text:tab/></text:span></text:p>
      <text:p text:style-name="Įprastasis"><text:span text:style-name="T65">Secondary actor</text:span><text:span text:style-name="T66">: Board member living in Østebanehus</text:span></text:p>
      <text:p text:style-name="Įprastasis"><text:span text:style-name="T67">Scope</text:span><text:span text:style-name="T68">:</text:span><text:span text:style-name="T69"><text:s/></text:span><text:span text:style-name="T70">Universal windows app -<text:s/></text:span><text:span text:style-name="T71">Østebanehus</text:span></text:p>
      <text:p text:style-name="Įprastasis"><text:span text:style-name="T72">Level</text:span><text:span text:style-name="T73">:<text:s/></text:span><text:span text:style-name="T74">User goals. Actor is trying to get something done</text:span></text:p>
      <text:p text:style-name="Įprastasis"><text:span text:style-name="T75">Stakeholders and interests</text:span><text:span text:style-name="T76">:<text:s/></text:span><text:span text:style-name="T77">People living in</text:span><text:span text:style-name="T78"><text:s/></text:span><text:span text:style-name="T79">Østeban</text:span><text:span text:style-name="T80">ehus, BeckIT company</text:span></text:p>
      <text:p text:style-name="Įprastasis"><text:span text:style-name="T81">Preconditions</text:span><text:span text:style-name="T82">:<text:s/></text:span><text:span text:style-name="T83">Apps starts, user or board member logs in and successfully and navigates to the residents list page</text:span></text:p>
      <text:p text:style-name="Įprastasis"><text:span text:style-name="T84">Triggers</text:span><text:span text:style-name="T85">: Existing resident is moving out of the apartment</text:span></text:p>
      <text:p text:style-name="Įprastasis"><text:span text:style-name="T86">Success Guarantee</text:span><text:span text:style-name="T87">:<text:s/></text:span><text:span text:style-name="T88">Chosen resident is successfully removed fr</text:span><text:span text:style-name="T89">om the list. Updated view of the list of residents, without the old resident, is shown.</text:span></text:p>
      <text:p text:style-name="Įprastasis"><text:span text:style-name="T90">Main success Scenario</text:span><text:span text:style-name="T91">:<text:s/></text:span><text:span text:style-name="T92">User or</text:span><text:span text:style-name="T93"><text:s/></text:span><text:span text:style-name="T94">board member selects resident to be removed from the list, clicks ‘remove’, app removes resident from the list and displays a message box</text:span><text:span text:style-name="T95"><text:s/>‘Existing resident has been successfully removed from the list’.</text:span></text:p>
      <text:p text:style-name="Įprastasis"><text:span text:style-name="T96">Extension</text:span><text:span text:style-name="T97">:</text:span><text:span text:style-name="T98"><text:s/></text:span><text:span text:style-name="T99">Ability to view residents and owners living in the current apartment. Ability to go back to the main menu page. Also, ability to view pictures, comments and description of other, already existing, defects</text:span></text:p>
      <text:p text:style-name="Įprastasis"><text:span text:style-name="T100">Special requirements</text:span><text:span text:style-name="T101">:</text:span><text:span text:style-name="T102"><text:s/>Universal windows app, serialization to JS</text:span><text:span text:style-name="T103">ON, web API, Database, usage of GRASP patterns</text:span></text:p>
      <text:p text:style-name="Įprastasis"><text:span text:style-name="T104">Frequency of occurrence</text:span><text:span text:style-name="T105">:<text:s/></text:span><text:span text:style-name="T106">Based on the residents of<text:s/></text:span><text:span text:style-name="T107">Østebanehus</text:span></text:p>
      <text:p text:style-name="P108"/>
      <text:p text:style-name="P109"/>
      <text:p text:style-name="P110"/>
      <text:p text:style-name="P111"/>
      <text:p text:style-name="P112"/>
      <text:p text:style-name="P113"/>
      <text:p text:style-name="P114"/>
      <text:p text:style-name="P115"/>
      <text:p text:style-name="P116"/>
      <text:p text:style-name="P117"/>
      <text:soft-page-break/>
      <text:p text:style-name="Įprastasis"><text:span text:style-name="T118">Name:<text:s/></text:span><text:span text:style-name="T119">Update resident</text:span></text:p>
      <text:p text:style-name="Įprastasis"><text:span text:style-name="T120">Primary actor</text:span><text:span text:style-name="T121">:</text:span><text:span text:style-name="T122"><text:s/></text:span><text:span text:style-name="T123">Person (user) living in</text:span><text:span text:style-name="T124"><text:s/></text:span><text:span text:style-name="T125">Østebanehus</text:span><text:span text:style-name="T126"><text:tab/></text:span></text:p>
      <text:p text:style-name="Įprastasis"><text:span text:style-name="T127">Secondary actor</text:span><text:span text:style-name="T128">: Board member living in Østebanehus</text:span></text:p>
      <text:p text:style-name="Įprastasis"><text:span text:style-name="T129">Scope</text:span><text:span text:style-name="T130">:</text:span><text:span text:style-name="T131"><text:s/></text:span><text:span text:style-name="T132">Universal windows app -<text:s/></text:span><text:span text:style-name="T133">Østebanehus</text:span></text:p>
      <text:p text:style-name="Įprastasis"><text:span text:style-name="T134">Level</text:span><text:span text:style-name="T135">:<text:s/></text:span><text:span text:style-name="T136">User goals. Actor is trying to get something done</text:span></text:p>
      <text:p text:style-name="Įprastasis"><text:span text:style-name="T137">Stakeholders and interests</text:span><text:span text:style-name="T138">:<text:s/></text:span><text:span text:style-name="T139">People living in</text:span><text:span text:style-name="T140"><text:s/></text:span><text:span text:style-name="T141">Østebanehus, BeckIT company</text:span></text:p>
      <text:p text:style-name="Įprastasis"><text:span text:style-name="T142">Preconditions</text:span><text:span text:style-name="T143">:<text:s/></text:span><text:span text:style-name="T144">Apps starts, user or board member logs in and successfully and navigates to</text:span><text:span text:style-name="T145"><text:s/>the residents list page</text:span></text:p>
      <text:p text:style-name="Įprastasis"><text:span text:style-name="T146">Triggers</text:span><text:span text:style-name="T147">: Information regarding existing resident has changed</text:span></text:p>
      <text:p text:style-name="Įprastasis"><text:span text:style-name="T148">Success Guarantee</text:span><text:span text:style-name="T149">:<text:s/></text:span><text:span text:style-name="T150">Existing resident is successfully updated. Updated view with the new user is shown.</text:span></text:p>
      <text:p text:style-name="Įprastasis"><text:span text:style-name="T151">Main success Scenario</text:span><text:span text:style-name="T152">:<text:s/></text:span><text:span text:style-name="T153">User or board member selects ‘Update<text:s/></text:span><text:span text:style-name="T154">resident’, new page opens and user or board member fills fields with information regarding existing resident. Then he clicks ‘update’, app updates existing resident and adds him to the list and displays a message box ‘Existing resident has been successfull</text:span><text:span text:style-name="T155">y updated’</text:span></text:p>
      <text:p text:style-name="Įprastasis"><text:span text:style-name="T156">Extension</text:span><text:span text:style-name="T157"><text:s/></text:span><text:span text:style-name="T158">Ability to view residents and owners living in the current apartment. Ability to go back to the main menu page. Also, ability to view pictures, comments and description of other, already existing, defects</text:span><text:span text:style-name="T159"><text:s/></text:span><text:span text:style-name="T160">Special requirements</text:span><text:span text:style-name="T161">:<text:s/></text:span><text:span text:style-name="T162">Universal windows app, serialization to JSON, web API, Database, usage of GRASP patterns</text:span></text:p>
      <text:p text:style-name="Įprastasis"><text:span text:style-name="T163">Frequency of</text:span><text:span text:style-name="T164"><text:s/>occurrence</text:span><text:span text:style-name="T165">:<text:s/></text:span><text:span text:style-name="T166">Based on the residents of<text:s/></text:span><text:span text:style-name="T167">Østebanehus</text:span></text:p>
      <text:p text:style-name="Įprastasis"/>
      <text:p text:style-name="P168"/>
      <text:p text:style-name="P169"/>
      <text:p text:style-name="P170"/>
      <text:p text:style-name="P171"/>
      <text:p text:style-name="P172"/>
      <text:p text:style-name="Įprastasis"/>
      <text:p text:style-name="Įprastasis"/>
      <text:p text:style-name="P173"/>
      <text:soft-page-break/>
      <text:p text:style-name="Įprastasis"><text:span text:style-name="T174">Name:<text:s/></text:span><text:span text:style-name="T175">Add apartment</text:span></text:p>
      <text:p text:style-name="Įprastasis"><text:span text:style-name="T176">Primary actor</text:span><text:span text:style-name="T177">:</text:span><text:span text:style-name="T178"><text:s/></text:span><text:span text:style-name="T179">Board member in</text:span><text:span text:style-name="T180"><text:s/></text:span><text:span text:style-name="T181">Østebanehus</text:span><text:span text:style-name="T182"><text:tab/></text:span></text:p>
      <text:p text:style-name="Įprastasis"><text:span text:style-name="T183">Scope</text:span><text:span text:style-name="T184">:</text:span><text:span text:style-name="T185"><text:s/></text:span><text:span text:style-name="T186">Universal windows app -<text:s/></text:span><text:span text:style-name="T187">Østebanehus</text:span></text:p>
      <text:p text:style-name="Įprastasis"><text:span text:style-name="T188">Level</text:span><text:span text:style-name="T189">:<text:s/></text:span><text:span text:style-name="T190">User goals. Actor is trying to get something done</text:span></text:p>
      <text:p text:style-name="Įprastasis"><text:span text:style-name="T191">Stakeholders and interests</text:span><text:span text:style-name="T192">:<text:s/></text:span><text:span text:style-name="T193">Peop</text:span><text:span text:style-name="T194">le living in</text:span><text:span text:style-name="T195"><text:s/></text:span><text:span text:style-name="T196">Østebanehus, BeckIT company</text:span></text:p>
      <text:p text:style-name="Įprastasis"><text:span text:style-name="T197">Preconditions</text:span><text:span text:style-name="T198">:<text:s/></text:span><text:span text:style-name="T199">Apps starts, board member logs in and successfully navigates to the add apartment page</text:span></text:p>
      <text:p text:style-name="Įprastasis"><text:span text:style-name="T200">Triggers</text:span><text:span text:style-name="T201">: New apartment has been made, or something has been changed</text:span></text:p>
      <text:p text:style-name="Įprastasis"><text:span text:style-name="T202">Success Guarantee</text:span><text:span text:style-name="T203">:<text:s/></text:span><text:span text:style-name="T204">New apartment is successf</text:span><text:span text:style-name="T205">ully created and added to the list. Updated view of the list of apartments, with the new apartment, is shown.</text:span></text:p>
      <text:p text:style-name="Įprastasis"><text:span text:style-name="T206">Main success Scenario</text:span><text:span text:style-name="T207">:<text:s/></text:span><text:span text:style-name="T208">Board member selects ‘Add apartment’, new page opens and user fills fields with information regarding new apartment. Board<text:s/></text:span><text:span text:style-name="T209">member clicks ‘create’, app adds new apartment to the list and displays a message box ‘New apartment has been successfully added’</text:span></text:p>
      <text:p text:style-name="Įprastasis"><text:span text:style-name="T210">Extension</text:span><text:span text:style-name="T211">:</text:span><text:span text:style-name="T212"><text:s/></text:span><text:span text:style-name="T213">Ability to view residents and owners living in the current apartment. Ability to go back to the main menu page. Also, ability to view pictures, comments and description of other, already existing, defects</text:span></text:p>
      <text:p text:style-name="Įprastasis"><text:span text:style-name="T214">Special requirements</text:span><text:span text:style-name="T215">:</text:span><text:span text:style-name="T216"><text:s/>Universal windows app, serialization to JSON, web API, Database, usage of GRASP patterns</text:span></text:p>
      <text:p text:style-name="Įprastasis"><text:span text:style-name="T217">Frequency of occurrence</text:span><text:span text:style-name="T218">:<text:s/></text:span><text:span text:style-name="T219">Based on the will of<text:s/></text:span><text:span text:style-name="T220">Østebanehus owners</text:span></text:p>
      <text:p text:style-name="P221"/>
      <text:p text:style-name="P222"/>
      <text:p text:style-name="P223"/>
      <text:p text:style-name="Įprastasis"><text:span text:style-name="T224"><text:s/></text:span></text:p>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soft-page-break/>
      <text:p text:style-name="Įprastasis"><text:span text:style-name="T225">Name:<text:s/></text:span><text:span text:style-name="T226">Remove apartment</text:span></text:p>
      <text:p text:style-name="Įprastasis"><text:span text:style-name="T227">Primary actor</text:span><text:span text:style-name="T228">:</text:span><text:span text:style-name="T229"><text:s/></text:span><text:span text:style-name="T230">Board member in</text:span><text:span text:style-name="T231"><text:s/></text:span><text:span text:style-name="T232">Østebanehus</text:span><text:span text:style-name="T233"><text:tab/></text:span></text:p>
      <text:p text:style-name="Įprastasis"><text:span text:style-name="T234">Scope</text:span><text:span text:style-name="T235">:</text:span><text:span text:style-name="T236"><text:s/></text:span><text:span text:style-name="T237">Universal windows app -<text:s/></text:span><text:span text:style-name="T238">Østebanehus</text:span></text:p>
      <text:p text:style-name="Įprastasis"><text:span text:style-name="T239">Level</text:span><text:span text:style-name="T240">:<text:s/></text:span><text:span text:style-name="T241">User goals. Actor is trying to get something done</text:span></text:p>
      <text:p text:style-name="Įprastasis"><text:span text:style-name="T242">Stakeholders and interests</text:span><text:span text:style-name="T243">:<text:s/></text:span><text:span text:style-name="T244">People living in</text:span><text:span text:style-name="T245"><text:s/></text:span><text:span text:style-name="T246">Østebanehus, BeckIT company</text:span></text:p>
      <text:p text:style-name="Įprastasis"><text:span text:style-name="T247">Preconditions</text:span><text:span text:style-name="T248">:<text:s/></text:span><text:span text:style-name="T249">Apps starts, board member logs in and successfully navigates to the</text:span><text:span text:style-name="T250"><text:s/>apartment list page</text:span></text:p>
      <text:p text:style-name="Įprastasis"><text:span text:style-name="T251">Triggers</text:span><text:span text:style-name="T252">: Existing apartment has been remade, or something has been changed</text:span></text:p>
      <text:p text:style-name="Įprastasis"><text:span text:style-name="T253">Success Guarantee</text:span><text:span text:style-name="T254">:<text:s/></text:span><text:span text:style-name="T255">Existing apartment is successfully removed from the list. Updated view of the list of apartments, without the old apartment, is shown.</text:span></text:p>
      <text:p text:style-name="Įprastasis"><text:span text:style-name="T256">Main<text:s/></text:span><text:span text:style-name="T257">success Scenario</text:span><text:span text:style-name="T258">:<text:s/></text:span><text:span text:style-name="T259">Board member selects apartment to be removed from the list, clicks ‘remove’, app removes apartment to the list and displays a message box ‘Existing apartment has been successfully removed from the list’.</text:span></text:p>
      <text:p text:style-name="Įprastasis"><text:span text:style-name="T260">Extension</text:span><text:span text:style-name="T261">:</text:span><text:span text:style-name="T262"><text:s/></text:span><text:span text:style-name="T263">Ability to view residents and owners living in the current apartment. Ability to go back to the main menu page. Also, ability to view pictures, comments and description of other, already existing, defects</text:span></text:p>
      <text:p text:style-name="Įprastasis"><text:span text:style-name="T264">Special requirements</text:span><text:span text:style-name="T265">:</text:span><text:span text:style-name="T266"><text:s/>Universal windows app, serialization to JSON, web API, Database, usage of GRASP patterns</text:span></text:p>
      <text:p text:style-name="Įprastasis"><text:span text:style-name="T267">Frequency of occurrence</text:span><text:span text:style-name="T268">:<text:s/></text:span><text:span text:style-name="T269">Based on the will of<text:s/></text:span><text:span text:style-name="T270">Østebanehus owners</text:span></text:p>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soft-page-break/>
      <text:p text:style-name="Įprastasis"><text:span text:style-name="T271">Name:<text:s/></text:span><text:span text:style-name="T272">Update apartment</text:span></text:p>
      <text:p text:style-name="Įprastasis"><text:span text:style-name="T273">Primary actor</text:span><text:span text:style-name="T274">:</text:span><text:span text:style-name="T275"><text:s/></text:span><text:span text:style-name="T276">Board member in</text:span><text:span text:style-name="T277"><text:s/></text:span><text:span text:style-name="T278">Østebanehus</text:span><text:span text:style-name="T279"><text:tab/></text:span></text:p>
      <text:p text:style-name="Įprastasis"><text:span text:style-name="T280">Scope</text:span><text:span text:style-name="T281">:</text:span><text:span text:style-name="T282"><text:s/></text:span><text:span text:style-name="T283">Universal windows app -<text:s/></text:span><text:span text:style-name="T284">Østebanehus</text:span></text:p>
      <text:p text:style-name="Įprastasis"><text:span text:style-name="T285">Level</text:span><text:span text:style-name="T286">:<text:s/></text:span><text:span text:style-name="T287">User goals. Actor is trying to get something done</text:span></text:p>
      <text:p text:style-name="Įprastasis"><text:span text:style-name="T288">Stakeholders and interests</text:span><text:span text:style-name="T289">:<text:s/></text:span><text:span text:style-name="T290">People living in</text:span><text:span text:style-name="T291"><text:s/></text:span><text:span text:style-name="T292">Østebanehus,</text:span><text:span text:style-name="T293"><text:s/>BeckIT company</text:span></text:p>
      <text:p text:style-name="Įprastasis"><text:span text:style-name="T294">Preconditions</text:span><text:span text:style-name="T295">:<text:s/></text:span><text:span text:style-name="T296">Apps starts, board member logs in and successfully navigates to the apartment list page</text:span></text:p>
      <text:p text:style-name="Įprastasis"><text:span text:style-name="T297">Triggers</text:span><text:span text:style-name="T298">: Apartment has been remade, or something has been changed</text:span></text:p>
      <text:p text:style-name="Įprastasis"><text:span text:style-name="T299">Success Guarantee</text:span><text:span text:style-name="T300">:<text:s/></text:span><text:span text:style-name="T301">Selected apartment is successfully updated in the l</text:span><text:span text:style-name="T302">ist. Updated view of the list of apartments, altogether with chosen updated apartment, is shown.</text:span></text:p>
      <text:p text:style-name="Įprastasis"><text:span text:style-name="T303">Main success Scenario</text:span><text:span text:style-name="T304">:<text:s/></text:span><text:span text:style-name="T305">Board member selects apartment to be updated from the list, clicks ‘update’, app updates apartment in the list and displays a message bo</text:span><text:span text:style-name="T306">x ‘Selected apartment has been successfully updated’.</text:span></text:p>
      <text:p text:style-name="Įprastasis"><text:span text:style-name="T307">Extension</text:span><text:span text:style-name="T308">:</text:span><text:span text:style-name="T309"><text:s/></text:span><text:span text:style-name="T310">Ability to view residents and owners living in the current apartment. Ability to go back to the main menu page. Also, ability to view pictures, comments and description of other, already existing, defects</text:span></text:p>
      <text:p text:style-name="Įprastasis"><text:span text:style-name="T311">Special requirements</text:span><text:span text:style-name="T312">:</text:span><text:span text:style-name="T313"><text:s/>Universal windows app, serialization to JSON, web API</text:span><text:span text:style-name="T314">, Database, usage of GRASP patterns</text:span></text:p>
      <text:p text:style-name="Įprastasis"><text:span text:style-name="T315">Frequency of occurrence</text:span><text:span text:style-name="T316">:<text:s/></text:span><text:span text:style-name="T317">Based on the will of<text:s/></text:span><text:span text:style-name="T318">Østebanehus owners and new residents</text:span></text:p>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soft-page-break/>
      <text:p text:style-name="Įprastasis"><text:span text:style-name="T319">Name:<text:s/></text:span><text:span text:style-name="T320">Add defect</text:span></text:p>
      <text:p text:style-name="Įprastasis"><text:span text:style-name="T321">Primary actor</text:span><text:span text:style-name="T322">:<text:s/></text:span><text:span text:style-name="T323">Person (user) living in</text:span><text:span text:style-name="T324"><text:s/></text:span><text:span text:style-name="T325">Østebanehus</text:span></text:p>
      <text:p text:style-name="Įprastasis"><text:span text:style-name="T326">Secondary actor</text:span><text:span text:style-name="T327">: Board member living in Østebanehus</text:span></text:p>
      <text:p text:style-name="Įprastasis"><text:span text:style-name="T328">Scope</text:span><text:span text:style-name="T329">: Universal windows app -<text:s/></text:span><text:span text:style-name="T330">Østebanehus</text:span></text:p>
      <text:p text:style-name="Įprastasis"><text:span text:style-name="T331">Level</text:span><text:span text:style-name="T332">:<text:s/></text:span><text:span text:style-name="T333">User goals. Actor is trying to get something done</text:span></text:p>
      <text:p text:style-name="Įprastasis"><text:span text:style-name="T334">Stakeholders and interests</text:span><text:span text:style-name="T335">:<text:s/></text:span><text:span text:style-name="T336">People living in</text:span><text:span text:style-name="T337"><text:s/></text:span><text:span text:style-name="T338">Østebanehus, BeckIT company</text:span></text:p>
      <text:p text:style-name="Įprastasis"><text:span text:style-name="T339">Preconditions</text:span><text:span text:style-name="T340">:<text:s/></text:span><text:span text:style-name="T341">Apps starts, user or board member logs in and successfully navigates</text:span><text:span text:style-name="T342"><text:s/>to the add defect page</text:span></text:p>
      <text:p text:style-name="Įprastasis"><text:span text:style-name="T343">Triggers</text:span><text:span text:style-name="T344">: New defect has occurred</text:span></text:p>
      <text:p text:style-name="Įprastasis"><text:span text:style-name="T345">Success Guarantee</text:span><text:span text:style-name="T346">:<text:s/></text:span><text:span text:style-name="T347">New defect is successfully assigned to the apartment. Updated view with the new defect and its pictures is shown.</text:span></text:p>
      <text:p text:style-name="Įprastasis"><text:span text:style-name="T348">Main success Scenario</text:span><text:span text:style-name="T349">:<text:s/></text:span><text:span text:style-name="T350">User selects ‘Add defect’, new page opens<text:s/></text:span><text:span text:style-name="T351">and user</text:span><text:span text:style-name="T352"><text:s/>fills fields with in</text:span><text:span text:style-name="T353">formation regarding new defect</text:span><text:span text:style-name="T354">. Then he clicks ‘create’, app adds new resident to the list and disp</text:span><text:span text:style-name="T355">lays a message box ‘New defect</text:span><text:span text:style-name="T356"><text:s/>has been successfully added’</text:span></text:p>
      <text:p text:style-name="Įprastasis"><text:span text:style-name="T357">Extension</text:span><text:span text:style-name="T358">:<text:s/></text:span><text:span text:style-name="T359">Ability to view residents and owners living in the current apartment. Ability to go back to the main menu page. Also, ability to view pictures, comments and description of other, already existing, defects</text:span><text:span text:style-name="T360"><text:s/></text:span><text:span text:style-name="T361">Special requirements</text:span><text:span text:style-name="T362">:<text:s/></text:span><text:span text:style-name="T363">Universal windows app, serialization to JSON, web API, Database, usage of GRASP patterns</text:span></text:p>
      <text:p text:style-name="Įprastasis"><text:span text:style-name="T364">Frequency of occurrence</text:span><text:span text:style-name="T365">:<text:s/></text:span><text:span text:style-name="T366">Based on occurrences of defects in the apartments<text:s/></text:span><text:span text:style-name="T367">of<text:s/></text:span><text:span text:style-name="T368">Østebanehus</text:span></text:p>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p text:style-name="Įprastasis"/>
      <text:soft-page-break/>
      <text:p text:style-name="Įprastasis"><text:span text:style-name="T369">Name:<text:s/></text:span><text:span text:style-name="T370">Remove defect</text:span></text:p>
      <text:p text:style-name="Įprastasis"><text:span text:style-name="T371">Primary actor</text:span><text:span text:style-name="T372">:<text:s/></text:span><text:span text:style-name="T373">Person (user) living in</text:span><text:span text:style-name="T374"><text:s/></text:span><text:span text:style-name="T375">Østebanehus</text:span></text:p>
      <text:p text:style-name="Įprastasis"><text:span text:style-name="T376">Secondary actor</text:span><text:span text:style-name="T377">: Board member living in Østebanehus</text:span></text:p>
      <text:p text:style-name="Įprastasis"><text:span text:style-name="T378">Scope</text:span><text:span text:style-name="T379">: Universal windows app -<text:s/></text:span><text:span text:style-name="T380">Østebanehus</text:span></text:p>
      <text:p text:style-name="Įprastasis"><text:span text:style-name="T381">Level</text:span><text:span text:style-name="T382">:<text:s/></text:span><text:span text:style-name="T383">User goals. Actor is trying to get something done</text:span></text:p>
      <text:p text:style-name="Įprastasis"><text:span text:style-name="T384">Stakeholders and interests</text:span><text:span text:style-name="T385">:<text:s/></text:span><text:span text:style-name="T386">People living in</text:span><text:span text:style-name="T387"><text:s/></text:span><text:span text:style-name="T388">Østebanehus, BeckIT company</text:span></text:p>
      <text:p text:style-name="Įprastasis"><text:span text:style-name="T389">Preconditions</text:span><text:span text:style-name="T390">:<text:s/></text:span><text:span text:style-name="T391">Apps starts, user or board member logs in and successfully navigates to the remove defect page</text:span></text:p>
      <text:p text:style-name="Įprastasis"><text:span text:style-name="T392">Triggers</text:span><text:span text:style-name="T393">: Existing defect has been fixed in the apartment</text:span></text:p>
      <text:p text:style-name="Įprastasis"><text:span text:style-name="T394">Success Guarantee</text:span><text:span text:style-name="T395">:<text:s/></text:span><text:span text:style-name="T396">Existing defect is successfully removed from the apartment. Updated view without the old defect and its pictures is no longer shown.</text:span></text:p>
      <text:p text:style-name="Įprastasis"><text:span text:style-name="T397">Main success Scenario</text:span><text:span text:style-name="T398">:<text:s/></text:span><text:span text:style-name="T399">User selects defect that he wants to remove. Then he clicks ‘remove’, app removes old defect from the list and displays a message box ‘Defect has been successfully removed’</text:span></text:p>
      <text:p text:style-name="Įprastasis"><text:span text:style-name="T400">Extension</text:span><text:span text:style-name="T401">:<text:s/></text:span><text:span text:style-name="T402">Ability to view residents and owners living in the current apartment. Ability to go back to the main menu page. Also, ability to view pictures, comments and description of other, already existing, defects</text:span></text:p>
      <text:p text:style-name="Įprastasis"><text:span text:style-name="T403">Special requirements</text:span><text:span text:style-name="T404">:<text:s/></text:span><text:span text:style-name="T405">Universal windows app, serialization to JSON, web API, Database, usage of GRASP patterns</text:span></text:p>
      <text:p text:style-name="Įprastasis"><text:span text:style-name="T406">Frequency of occurrence</text:span><text:span text:style-name="T407">:<text:s/></text:span><text:span text:style-name="T408">Based on occurrences of defects in the apartments of<text:s/></text:span><text:span text:style-name="T409">Østebanehus</text:span><text:span text:style-name="T410"><text:s/>and personal responsible for maintenance</text:span></text:p>
      <text:p text:style-name="P411"/>
      <text:p text:style-name="P412"/>
      <text:p text:style-name="P413"/>
      <text:p text:style-name="P414"/>
      <text:p text:style-name="P415"/>
      <text:p text:style-name="P416"/>
      <text:p text:style-name="P417"/>
      <text:p text:style-name="P418"/>
      <text:p text:style-name="P419"/>
      <text:p text:style-name="P420"/>
      <text:p text:style-name="Įprastasis"/>
      <text:soft-page-break/>
      <text:p text:style-name="Įprastasis"><text:span text:style-name="T421">Name:<text:s/></text:span><text:span text:style-name="T422">Update defect</text:span></text:p>
      <text:p text:style-name="Įprastasis"><text:span text:style-name="T423">Primary actor</text:span><text:span text:style-name="T424">:<text:s/></text:span><text:span text:style-name="T425">Person (user) living in</text:span><text:span text:style-name="T426"><text:s/></text:span><text:span text:style-name="T427">Østebanehus</text:span></text:p>
      <text:p text:style-name="Įprastasis"><text:span text:style-name="T428">Secondary actor</text:span><text:span text:style-name="T429">: Board member living in Østebanehus</text:span></text:p>
      <text:p text:style-name="Įprastasis"><text:span text:style-name="T430">Scope</text:span><text:span text:style-name="T431">: Universal windows app -<text:s/></text:span><text:span text:style-name="T432">Østebanehus</text:span></text:p>
      <text:p text:style-name="Įprastasis"><text:span text:style-name="T433">Level</text:span><text:span text:style-name="T434">:<text:s/></text:span><text:span text:style-name="T435">User goals. Actor is trying to get something done</text:span></text:p>
      <text:p text:style-name="Įprastasis"><text:span text:style-name="T436">Stakeholders and interests</text:span><text:span text:style-name="T437">:<text:s/></text:span><text:span text:style-name="T438">People living in</text:span><text:span text:style-name="T439"><text:s/></text:span><text:span text:style-name="T440">Østebanehus, BeckIT company</text:span></text:p>
      <text:p text:style-name="Įprastasis"><text:span text:style-name="T441">Preconditions</text:span><text:span text:style-name="T442">:<text:s/></text:span><text:span text:style-name="T443">Apps starts, user or board member logs in and successfully navigates to the update defect page</text:span></text:p>
      <text:p text:style-name="Įprastasis"><text:span text:style-name="T444">Triggers</text:span><text:span text:style-name="T445">: Something has changed regarding the defect</text:span></text:p>
      <text:p text:style-name="Įprastasis"><text:span text:style-name="T446">Success Guarantee</text:span><text:span text:style-name="T447">:<text:s/></text:span><text:span text:style-name="T448">Existing defect is successfully updated in the apartment. Updated view with the existing defect and its pictures is updated.</text:span></text:p>
      <text:p text:style-name="Įprastasis"><text:span text:style-name="T449">Main success Scenario</text:span><text:span text:style-name="T450">:<text:s/></text:span><text:span text:style-name="T451">User selects defect that he wants to update. User can choose which fields he wants to change and fills in information regarding existing defect. Then he clicks ‘update’, app updates existing defect from in list and displays a message box ‘Defect has been successfully updated’</text:span></text:p>
      <text:p text:style-name="Įprastasis"><text:span text:style-name="T452">Extension</text:span><text:span text:style-name="T453">:<text:s/></text:span><text:span text:style-name="T454">Ability to view residents and owners living in the current apartment. Ability to go back to the main menu page. Also, ability to view pictures, comments and description of other, already existing, defects</text:span></text:p>
      <text:p text:style-name="Įprastasis"><text:span text:style-name="T455">Special requirements</text:span><text:span text:style-name="T456">:<text:s/></text:span><text:span text:style-name="T457">Universal windows app, serialization to JSON, web API, Database, usage of GRASP patterns</text:span></text:p>
      <text:p text:style-name="Įprastasis"><text:span text:style-name="T458">Frequency of occurrence</text:span><text:span text:style-name="T459">:<text:s/></text:span><text:span text:style-name="T460">Based on occurrences of defects in the apartments of<text:s/></text:span><text:span text:style-name="T461">Østebanehus and personal responsible for maintenance</text:span></text:p>
      <text:p text:style-name="P462"/>
      <text:p text:style-name="P463"/>
      <text:p text:style-name="P464"/>
      <text:p text:style-name="P465"/>
      <text:p text:style-name="P466"/>
      <text:p text:style-name="P467"/>
      <text:p text:style-name="P468"/>
      <text:p text:style-name="P469"/>
      <text:p text:style-name="P470"/>
      <text:p text:style-name="P471"/>
      <text:p text:style-name="P472"/>
      <text:soft-page-break/>
      <text:p text:style-name="Įprastasis"><text:span text:style-name="T473">Name:<text:s/></text:span><text:span text:style-name="T474">Change apartment</text:span></text:p>
      <text:p text:style-name="Įprastasis"><text:span text:style-name="T475">Primary actor</text:span><text:span text:style-name="T476">:<text:s/></text:span><text:span text:style-name="T477">Person (user) living in</text:span><text:span text:style-name="T478"><text:s/></text:span><text:span text:style-name="T479">Østebanehus</text:span></text:p>
      <text:p text:style-name="Įprastasis"><text:span text:style-name="T480">Secondary actor</text:span><text:span text:style-name="T481">: Board member living in Østebanehus</text:span></text:p>
      <text:p text:style-name="Įprastasis"><text:span text:style-name="T482">Scope</text:span><text:span text:style-name="T483">: Universal windows app -<text:s/></text:span><text:span text:style-name="T484">Østebanehus</text:span></text:p>
      <text:p text:style-name="Įprastasis"><text:span text:style-name="T485">Level</text:span><text:span text:style-name="T486">:<text:s/></text:span><text:span text:style-name="T487">User goals. Actor is trying to get something done</text:span></text:p>
      <text:p text:style-name="Įprastasis"><text:span text:style-name="T488">Stakeholders and interests</text:span><text:span text:style-name="T489">:<text:s/></text:span><text:span text:style-name="T490">People living in</text:span><text:span text:style-name="T491"><text:s/></text:span><text:span text:style-name="T492">Østebanehus, BeckIT company</text:span></text:p>
      <text:p text:style-name="Įprastasis"><text:span text:style-name="T493">Preconditions</text:span><text:span text:style-name="T494">:<text:s/></text:span><text:span text:style-name="T495">Apps starts, user or board member logs in and successfully navigates to the change apartment page</text:span></text:p>
      <text:p text:style-name="Įprastasis"><text:span text:style-name="T496">Triggers</text:span><text:span text:style-name="T497">:<text:s/></text:span><text:span text:style-name="T498">Owner of<text:s/></text:span><text:span text:style-name="T499">Østebanehus or resident wants to do major changes to the existing apartments</text:span></text:p>
      <text:p text:style-name="Įprastasis"><text:span text:style-name="T500">Success Guarantee</text:span><text:span text:style-name="T501">:</text:span><text:span text:style-name="T502"><text:s/>Request has been sent to the board member asking for permission to do major changes to the already existing apartment or apartments</text:span><text:span text:style-name="T503">.<text:s/></text:span></text:p>
      <text:p text:style-name="Įprastasis"><text:span text:style-name="T504">Main success Scenario</text:span><text:span text:style-name="T505"><text:s/></text:span><text:span text:style-name="T506">App sends resident’s request to the board member for approval. Board member successfully receives request and a new message appears for him ‘You have a new request’. Board member can approve or disapprove resident’s request.</text:span></text:p>
      <text:p text:style-name="Įprastasis"><text:span text:style-name="T507">Extension</text:span><text:span text:style-name="T508">:<text:s/></text:span><text:span text:style-name="T509">Ability to view residents and owners living in the current apartment. Ability to go back to the main menu page. Also, ability to view pictures, comments and description of other, already existing, defects</text:span></text:p>
      <text:p text:style-name="Įprastasis"><text:span text:style-name="T510">Special requirements</text:span><text:span text:style-name="T511">:<text:s/></text:span><text:span text:style-name="T512">Universal windows app, serialization to JSON, web API, Database, usage of GRASP patterns</text:span></text:p>
      <text:p text:style-name="Įprastasis"><text:span text:style-name="T513">Frequency of occurrence</text:span><text:span text:style-name="T514">:<text:s/></text:span><text:span text:style-name="T515">Based<text:s/></text:span><text:span text:style-name="T516">on the will and wishes of residents of</text:span><text:span text:style-name="T517"><text:s/></text:span><text:span text:style-name="T518">Østebanehus</text:span></text:p>
      <text:p text:style-name="Įprastasis"/>
      <text:p text:style-name="Įprastasi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oto Serif" svg:font-family="Noto Serif"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Įprastasis" style:display-name="Įprastasis" style:family="paragraph">
      <style:text-properties fo:hyphenate="false"/>
    </style:style>
    <style:style style:name="Numatytasispastraiposšriftas" style:display-name="Numatytasis pastraipos šriftas" style:family="text"/>
    <style:style style:name="Standardskrifttypeiafsnit" style:display-name="Standardskrifttype i afsni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kkel Frederiksen</meta:initial-creator>
    <dc:creator>Paulius Klezys</dc:creator>
    <meta:creation-date>2017-05-09T09:48:00Z</meta:creation-date>
    <dc:date>2017-05-26T11:17:00Z</dc:date>
    <meta:template xlink:href="Normal" xlink:type="simple"/>
    <meta:editing-cycles>5</meta:editing-cycles>
    <meta:editing-duration>PT34980S</meta:editing-duration>
    <meta:document-statistic meta:page-count="10" meta:paragraph-count="25" meta:word-count="1898" meta:character-count="12692" meta:row-count="90" meta:non-whitespace-character-count="10819"/>
  </office:meta>
</office:document-meta>
</file>